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73cm"/>
    </style:style>
    <style:style style:name="co2" style:family="table-column">
      <style:table-column-properties fo:break-before="auto" style:column-width="10.283cm"/>
    </style:style>
    <style:style style:name="co3" style:family="table-column">
      <style:table-column-properties fo:break-before="auto" style:column-width="1.729cm"/>
    </style:style>
    <style:style style:name="co4" style:family="table-column">
      <style:table-column-properties fo:break-before="auto" style:column-width="8.017cm"/>
    </style:style>
    <style:style style:name="co5" style:family="table-column">
      <style:table-column-properties fo:break-before="auto" style:column-width="9.333cm"/>
    </style:style>
    <style:style style:name="co6" style:family="table-column">
      <style:table-column-properties fo:break-before="auto" style:column-width="5.694cm"/>
    </style:style>
    <style:style style:name="co7" style:family="table-column">
      <style:table-column-properties fo:break-before="auto" style:column-width="3.316cm"/>
    </style:style>
    <style:style style:name="co8" style:family="table-column">
      <style:table-column-properties fo:break-before="auto" style:column-width="2.219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8.32cm"/>
    </style:style>
    <style:style style:name="co12" style:family="table-column">
      <style:table-column-properties fo:break-before="auto" style:column-width="5.025cm"/>
    </style:style>
    <style:style style:name="co13" style:family="table-column">
      <style:table-column-properties fo:break-before="auto" style:column-width="3.133cm"/>
    </style:style>
    <style:style style:name="co14" style:family="table-column">
      <style:table-column-properties fo:break-before="auto" style:column-width="3.655cm"/>
    </style:style>
    <style:style style:name="co15" style:family="table-column">
      <style:table-column-properties fo:break-before="auto" style:column-width="3.916cm"/>
    </style:style>
    <style:style style:name="co16" style:family="table-column">
      <style:table-column-properties fo:break-before="auto" style:column-width="3.687cm"/>
    </style:style>
    <style:style style:name="co17" style:family="table-column">
      <style:table-column-properties fo:break-before="auto" style:column-width="2.166cm"/>
    </style:style>
    <style:style style:name="ro1" style:family="table-row">
      <style:table-row-properties style:row-height="0.6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1.085cm" fo:break-before="auto" style:use-optimal-row-height="false"/>
    </style:style>
    <style:style style:name="ro9" style:family="table-row">
      <style:table-row-properties style:row-height="0.494cm" fo:break-before="auto" style:use-optimal-row-height="false"/>
    </style:style>
    <style:style style:name="ro10" style:family="table-row">
      <style:table-row-properties style:row-height="0.473cm" fo:break-before="auto" style:use-optimal-row-height="false"/>
    </style:style>
    <style:style style:name="ro11" style:family="table-row">
      <style:table-row-properties style:row-height="0.517cm" fo:break-before="auto" style:use-optimal-row-height="true"/>
    </style:style>
    <style:style style:name="ro12" style:family="table-row">
      <style:table-row-properties style:row-height="1.129cm" fo:break-before="auto" style:use-optimal-row-height="false"/>
    </style:style>
    <style:style style:name="ro13" style:family="table-row">
      <style:table-row-properties style:row-height="0.811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6cm" fo:break-before="auto" style:use-optimal-row-height="false"/>
    </style:style>
    <style:style style:name="ro16" style:family="table-row">
      <style:table-row-properties style:row-height="0.517cm" fo:break-before="auto" style:use-optimal-row-height="false"/>
    </style:style>
    <style:style style:name="ro17" style:family="table-row">
      <style:table-row-properties style:row-height="0.631cm" fo:break-before="auto" style:use-optimal-row-height="false"/>
    </style:style>
    <style:style style:name="ro18" style:family="table-row">
      <style:table-row-properties style:row-height="0.841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9" style:family="table-cell" style:parent-style-name="Default">
      <style:table-cell-properties fo:background-color="transparent" fo:padding="0.071cm"/>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style>
    <style:style style:name="ce1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7"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0"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fix" style:repeat-content="false" fo:padding="0.071cm"/>
      <style:paragraph-properties fo:text-align="end" fo:margin-left="0cm"/>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2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2"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40"/>
      <style:map style:condition="cell-content()=&quot;Done&quot;" style:apply-style-name="Excel_5f_CondFormat_5f_2_5f_3_5f_2" style:base-cell-address="Team_Status.F40"/>
      <style:map style:condition="cell-content()=&quot;Ongoing&quot;" style:apply-style-name="Excel_5f_CondFormat_5f_2_5f_3_5f_3" style:base-cell-address="Team_Status.F40"/>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47"/>
      <style:map style:condition="cell-content()=&quot;Done&quot;" style:apply-style-name="Excel_5f_CondFormat_5f_2_5f_4_5f_2" style:base-cell-address="Team_Status.F47"/>
      <style:map style:condition="cell-content()=&quot;Ongoing&quot;" style:apply-style-name="Excel_5f_CondFormat_5f_2_5f_4_5f_3" style:base-cell-address="Team_Status.F47"/>
    </style:style>
    <style:style style:name="ce3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2"/>
      <style:map style:condition="cell-content()=&quot;Done&quot;" style:apply-style-name="Excel_5f_CondFormat_5f_2_5f_1_5f_2" style:base-cell-address="Team_Status.F52"/>
      <style:map style:condition="cell-content()=&quot;Ongoing&quot;" style:apply-style-name="Excel_5f_CondFormat_5f_2_5f_1_5f_3" style:base-cell-address="Team_Status.F52"/>
    </style:style>
    <style:style style:name="ce3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3"/>
      <style:map style:condition="cell-content()=&quot;Done&quot;" style:apply-style-name="Excel_5f_CondFormat_5f_2_5f_1_5f_2" style:base-cell-address="Team_Status.F53"/>
      <style:map style:condition="cell-content()=&quot;Ongoing&quot;" style:apply-style-name="Excel_5f_CondFormat_5f_2_5f_1_5f_3" style:base-cell-address="Team_Status.F53"/>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55"/>
      <style:map style:condition="cell-content()=&quot;Done&quot;" style:apply-style-name="Excel_5f_CondFormat_5f_2_5f_6_5f_2" style:base-cell-address="Team_Status.F55"/>
      <style:map style:condition="cell-content()=&quot;Ongoing&quot;" style:apply-style-name="Excel_5f_CondFormat_5f_2_5f_6_5f_3" style:base-cell-address="Team_Status.F55"/>
    </style:style>
    <style:style style:name="ce4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0"/>
      <style:map style:condition="cell-content()=&quot;Done&quot;" style:apply-style-name="Excel_5f_CondFormat_5f_2_5f_1_5f_2" style:base-cell-address="Team_Status.F60"/>
      <style:map style:condition="cell-content()=&quot;Ongoing&quot;" style:apply-style-name="Excel_5f_CondFormat_5f_2_5f_1_5f_3" style:base-cell-address="Team_Status.F60"/>
    </style:style>
    <style:style style:name="ce4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1"/>
      <style:map style:condition="cell-content()=&quot;Done&quot;" style:apply-style-name="Excel_5f_CondFormat_5f_2_5f_1_5f_2" style:base-cell-address="Team_Status.F61"/>
      <style:map style:condition="cell-content()=&quot;Ongoing&quot;" style:apply-style-name="Excel_5f_CondFormat_5f_2_5f_1_5f_3" style:base-cell-address="Team_Status.F61"/>
    </style:style>
    <style:style style:name="ce4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63"/>
      <style:map style:condition="cell-content()=&quot;Done&quot;" style:apply-style-name="Excel_5f_CondFormat_5f_2_5f_7_5f_2" style:base-cell-address="Team_Status.F63"/>
      <style:map style:condition="cell-content()=&quot;Ongoing&quot;" style:apply-style-name="Excel_5f_CondFormat_5f_2_5f_7_5f_3" style:base-cell-address="Team_Status.F63"/>
    </style:style>
    <style:style style:name="ce4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7"/>
      <style:map style:condition="cell-content()=&quot;Done&quot;" style:apply-style-name="Excel_5f_CondFormat_5f_2_5f_1_5f_2" style:base-cell-address="Team_Status.F67"/>
      <style:map style:condition="cell-content()=&quot;Ongoing&quot;" style:apply-style-name="Excel_5f_CondFormat_5f_2_5f_1_5f_3" style:base-cell-address="Team_Status.F67"/>
    </style:style>
    <style:style style:name="ce44"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68"/>
      <style:map style:condition="cell-content()=&quot;Done&quot;" style:apply-style-name="Excel_5f_CondFormat_5f_2_5f_1_5f_2" style:base-cell-address="Team_Status.F68"/>
      <style:map style:condition="cell-content()=&quot;Ongoing&quot;" style:apply-style-name="Excel_5f_CondFormat_5f_2_5f_1_5f_3" style:base-cell-address="Team_Status.F68"/>
    </style:style>
    <style:style style:name="ce4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71"/>
      <style:map style:condition="cell-content()=&quot;Done&quot;" style:apply-style-name="Excel_5f_CondFormat_5f_2_5f_8_5f_2" style:base-cell-address="Team_Status.F71"/>
      <style:map style:condition="cell-content()=&quot;Ongoing&quot;" style:apply-style-name="Excel_5f_CondFormat_5f_2_5f_8_5f_3" style:base-cell-address="Team_Status.F71"/>
    </style:style>
    <style:style style:name="ce4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5"/>
      <style:map style:condition="cell-content()=&quot;Done&quot;" style:apply-style-name="Excel_5f_CondFormat_5f_2_5f_1_5f_2" style:base-cell-address="Team_Status.F75"/>
      <style:map style:condition="cell-content()=&quot;Ongoing&quot;" style:apply-style-name="Excel_5f_CondFormat_5f_2_5f_1_5f_3" style:base-cell-address="Team_Status.F75"/>
    </style:style>
    <style:style style:name="ce47"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6"/>
      <style:map style:condition="cell-content()=&quot;Done&quot;" style:apply-style-name="Excel_5f_CondFormat_5f_2_5f_1_5f_2" style:base-cell-address="Team_Status.F76"/>
      <style:map style:condition="cell-content()=&quot;Ongoing&quot;" style:apply-style-name="Excel_5f_CondFormat_5f_2_5f_1_5f_3" style:base-cell-address="Team_Status.F76"/>
    </style:style>
    <style:style style:name="ce4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7"/>
      <style:map style:condition="cell-content()=&quot;Done&quot;" style:apply-style-name="Excel_5f_CondFormat_5f_2_5f_1_5f_2" style:base-cell-address="Team_Status.F77"/>
      <style:map style:condition="cell-content()=&quot;Ongoing&quot;" style:apply-style-name="Excel_5f_CondFormat_5f_2_5f_1_5f_3" style:base-cell-address="Team_Status.F77"/>
    </style:style>
    <style:style style:name="ce4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78"/>
      <style:map style:condition="cell-content()=&quot;Done&quot;" style:apply-style-name="Excel_5f_CondFormat_5f_2_5f_1_5f_2" style:base-cell-address="Team_Status.F78"/>
      <style:map style:condition="cell-content()=&quot;Ongoing&quot;" style:apply-style-name="Excel_5f_CondFormat_5f_2_5f_1_5f_3" style:base-cell-address="Team_Status.F78"/>
    </style:style>
    <style:style style:name="ce50"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80"/>
      <style:map style:condition="cell-content()=&quot;Done&quot;" style:apply-style-name="Excel_5f_CondFormat_5f_2_5f_9_5f_2" style:base-cell-address="Team_Status.F80"/>
      <style:map style:condition="cell-content()=&quot;Ongoing&quot;" style:apply-style-name="Excel_5f_CondFormat_5f_2_5f_9_5f_3" style:base-cell-address="Team_Status.F80"/>
    </style:style>
    <style:style style:name="ce5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3"/>
      <style:map style:condition="cell-content()=&quot;Done&quot;" style:apply-style-name="Excel_5f_CondFormat_5f_2_5f_1_5f_2" style:base-cell-address="Team_Status.F83"/>
      <style:map style:condition="cell-content()=&quot;Ongoing&quot;" style:apply-style-name="Excel_5f_CondFormat_5f_2_5f_1_5f_3" style:base-cell-address="Team_Status.F83"/>
    </style:style>
    <style:style style:name="ce52"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4"/>
      <style:map style:condition="cell-content()=&quot;Done&quot;" style:apply-style-name="Excel_5f_CondFormat_5f_2_5f_1_5f_2" style:base-cell-address="Team_Status.F84"/>
      <style:map style:condition="cell-content()=&quot;Ongoing&quot;" style:apply-style-name="Excel_5f_CondFormat_5f_2_5f_1_5f_3" style:base-cell-address="Team_Status.F84"/>
    </style:style>
    <style:style style:name="ce53"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86"/>
      <style:map style:condition="cell-content()=&quot;Done&quot;" style:apply-style-name="Excel_5f_CondFormat_5f_2_5f_1_5f_2" style:base-cell-address="Team_Status.F86"/>
      <style:map style:condition="cell-content()=&quot;Ongoing&quot;" style:apply-style-name="Excel_5f_CondFormat_5f_2_5f_1_5f_3" style:base-cell-address="Team_Status.F86"/>
    </style:style>
    <style:style style:name="ce5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88"/>
      <style:map style:condition="cell-content()=&quot;Done&quot;" style:apply-style-name="Excel_5f_CondFormat_5f_2_5f_5_5f_2" style:base-cell-address="Team_Status.F88"/>
      <style:map style:condition="cell-content()=&quot;Ongoing&quot;" style:apply-style-name="Excel_5f_CondFormat_5f_2_5f_5_5f_3" style:base-cell-address="Team_Status.F88"/>
    </style:style>
    <style:style style:name="ce5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1"/>
      <style:map style:condition="cell-content()=&quot;Done&quot;" style:apply-style-name="Excel_5f_CondFormat_5f_2_5f_1_5f_2" style:base-cell-address="Team_Status.F91"/>
      <style:map style:condition="cell-content()=&quot;Ongoing&quot;" style:apply-style-name="Excel_5f_CondFormat_5f_2_5f_1_5f_3" style:base-cell-address="Team_Status.F91"/>
    </style:style>
    <style:style style:name="ce5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93"/>
      <style:map style:condition="cell-content()=&quot;Done&quot;" style:apply-style-name="Excel_5f_CondFormat_5f_2_5f_1_5f_2" style:base-cell-address="Team_Status.F93"/>
      <style:map style:condition="cell-content()=&quot;Ongoing&quot;" style:apply-style-name="Excel_5f_CondFormat_5f_2_5f_1_5f_3" style:base-cell-address="Team_Status.F93"/>
    </style:style>
    <style:style style:name="ce5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58"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100"/>
      <style:map style:condition="cell-content()=&quot;Done&quot;" style:apply-style-name="Excel_5f_CondFormat_5f_2_5f_1_5f_2" style:base-cell-address="Team_Status.F100"/>
      <style:map style:condition="cell-content()=&quot;Ongoing&quot;" style:apply-style-name="Excel_5f_CondFormat_5f_2_5f_1_5f_3" style:base-cell-address="Team_Status.F100"/>
    </style:style>
    <style:style style:name="ce59"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6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61"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6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ackground-color="#999999"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7" style:family="table-cell" style:parent-style-name="Default">
      <style:table-cell-properties style:glyph-orientation-vertical="0" fo:background-color="#80808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8" style:family="table-cell" style:parent-style-name="Default">
      <style:table-cell-properties style:glyph-orientation-vertical="0" fo:background-color="#66666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69"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fo:background-color="#969696"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999999" fo:padding="0.071cm"/>
    </style:style>
    <style:style style:name="ce73" style:family="table-cell" style:parent-style-name="Default">
      <style:table-cell-properties fo:background-color="#808080" fo:padding="0.071cm"/>
    </style:style>
    <style:style style:name="ce74" style:family="table-cell" style:parent-style-name="Default">
      <style:table-cell-properties fo:background-color="#666666" fo:padding="0.071cm"/>
    </style:style>
    <style:style style:name="ce75" style:family="table-cell" style:parent-style-name="Default">
      <style:table-cell-properties fo:background-color="#808080"/>
    </style:style>
    <style:style style:name="ce76" style:family="table-cell" style:parent-style-name="Default">
      <style:table-cell-properties fo:background-color="#666666"/>
    </style:style>
    <style:style style:name="ce77" style:family="table-cell" style:parent-style-name="Default">
      <style:table-cell-properties fo:padding="0.071c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8" style:family="table-cell" style:parent-style-name="Default">
      <style:table-cell-properties fo:background-color="#999999"/>
    </style:style>
    <style:style style:name="T1" style:family="text">
      <style:text-properties fo:color="#0000d4"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size-asian="12pt" style:font-size-complex="12pt" style:font-weight-asian="bold" style:font-weight-complex="bold" style:font-style-asian="normal" style:font-style-complex="normal" style:text-emphasize="none" style:font-relief="none"/>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17</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App8it</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Mr Nagarujuna( CEO Nag Enterprises)</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yaman Gupta</text:p>
          </table:table-cell>
          <table:table-cell table:number-columns-repeated="1022"/>
        </table:table-row>
        <table:table-row table:style-name="ro1">
          <table:table-cell/>
          <table:table-cell table:style-name="ce4" office:value-type="string" calcext:value-type="string">
            <text:p>Vatika Harlalka</text:p>
          </table:table-cell>
          <table:table-cell table:number-columns-repeated="1022"/>
        </table:table-row>
        <table:table-row table:style-name="ro1">
          <table:table-cell/>
          <table:table-cell table:style-name="ce4" office:value-type="string" calcext:value-type="string">
            <text:p>Shikha Jain</text:p>
          </table:table-cell>
          <table:table-cell table:number-columns-repeated="1022"/>
        </table:table-row>
        <table:table-row table:style-name="ro1">
          <table:table-cell/>
          <table:table-cell table:style-name="ce4" office:value-type="string" calcext:value-type="string">
            <text:p>Abhijeet kumar</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9"/>
        <table:table-column table:style-name="co8" table:default-cell-style-name="ce19"/>
        <table:table-column table:style-name="co9" table:default-cell-style-name="ce28"/>
        <table:table-column table:style-name="co10" table:default-cell-style-name="ce2"/>
        <table:table-column table:style-name="co8" table:number-columns-repeated="2" table:default-cell-style-name="ce60"/>
        <table:table-column table:style-name="co3" table:number-columns-repeated="248" table:default-cell-style-name="ce2"/>
        <table:table-column table:style-name="co3" table:number-columns-repeated="767" table:default-cell-style-name="Default"/>
        <table:table-row table:style-name="ro6">
          <table:table-cell table:style-name="ce3" office:value-type="string" calcext:value-type="string">
            <text:p>Week 13</text:p>
          </table:table-cell>
          <table:table-cell table:style-name="ce11" office:value-type="string" calcext:value-type="string">
            <text:p>App8it</text:p>
          </table:table-cell>
          <table:table-cell table:number-columns-repeated="1022"/>
        </table:table-row>
        <table:table-row table:style-name="ro4">
          <table:table-cell table:style-name="ce3"/>
          <table:table-cell table:style-name="ce11" office:value-type="string" calcext:value-type="string">
            <text:p>App8it</text:p>
          </table:table-cell>
          <table:table-cell table:number-columns-repeated="1022"/>
        </table:table-row>
        <table:table-row table:style-name="ro3">
          <table:table-cell table:style-name="ce3"/>
          <table:table-cell table:style-name="ce11" office:value-type="string" calcext:value-type="string">
            <text:p>Mr Nagarujun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4" office:value-type="string" calcext:value-type="string">
            <text:p>Responsible</text:p>
          </table:table-cell>
          <table:table-cell table:style-name="ce20" office:value-type="string" calcext:value-type="string">
            <text:p>Estimated Team Hours</text:p>
          </table:table-cell>
          <table:table-cell table:style-name="ce20" office:value-type="string" calcext:value-type="string">
            <text:p>Actual Hours</text:p>
          </table:table-cell>
          <table:table-cell table:style-name="ce29" table:content-validation-name="val2" office:value-type="string" calcext:value-type="string">
            <text:p>Status</text:p>
          </table:table-cell>
          <table:table-cell table:style-name="ce5" office:value-type="string" calcext:value-type="string">
            <text:p>Comments</text:p>
          </table:table-cell>
          <table:table-cell table:style-name="ce61" office:value-type="string" calcext:value-type="string">
            <text:p>Estimation error</text:p>
          </table:table-cell>
          <table:table-cell table:style-name="ce61" office:value-type="string" calcext:value-type="string">
            <text:p>Estimation error %</text:p>
          </table:table-cell>
          <table:table-cell table:style-name="ce63"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12" table:content-validation-name="val1"/>
              <table:table-cell table:style-name="ce15"/>
              <table:table-cell table:style-name="ce21" table:number-columns-repeated="2"/>
              <table:table-cell table:style-name="ce30" table:content-validation-name="val2"/>
              <table:table-cell table:style-name="ce12"/>
              <table:table-cell table:style-name="ce15" table:number-columns-repeated="2"/>
              <table:table-cell table:style-name="ce12" table:number-columns-repeated="1015"/>
            </table:table-row>
            <table:table-row table:style-name="ro2">
              <table:table-cell table:style-name="ce7" office:value-type="string" calcext:value-type="string">
                <text:p>Week 4 </text:p>
              </table:table-cell>
              <table:table-cell table:style-name="ce13" table:content-validation-name="val1"/>
              <table:table-cell table:style-name="ce16"/>
              <table:table-cell table:style-name="ce22" table:number-columns-repeated="2"/>
              <table:table-cell table:style-name="ce31" table:content-validation-name="val2"/>
              <table:table-cell table:style-name="ce13"/>
              <table:table-cell table:style-name="ce62" table:formula="of:=IF(OR([.D7]=&quot;&quot;;[.E7]=&quot;&quot;);&quot;&quot;;[.D7]-[.E7])">
                <text:p/>
              </table:table-cell>
              <table:table-cell table:style-name="ce62" table:formula="of:=IF(OR([.H7]=&quot;&quot;;[.E7]=0);&quot;&quot;;ABS([.H7])/[.E7]*100)">
                <text:p/>
              </table:table-cell>
              <table:table-cell table:number-columns-repeated="1015"/>
            </table:table-row>
            <table:table-row table:style-name="ro2">
              <table:table-cell table:style-name="ce8" office:value-type="string" calcext:value-type="string">
                <text:p>Role prefrences</text:p>
              </table:table-cell>
              <table:table-cell table:style-name="ce9" table:content-validation-name="val1" office:value-type="string" calcext:value-type="string">
                <text:p>Preparatio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2" table:formula="of:=IF(OR([.D8]=&quot;&quot;;[.E8]=&quot;&quot;);&quot;&quot;;[.D8]-[.E8])" office:value-type="float" office:value="0.5" calcext:value-type="float">
                <text:p>0.5</text:p>
              </table:table-cell>
              <table:table-cell table:style-name="ce62" table:formula="of:=IF(OR([.H8]=&quot;&quot;;[.E8]=0);&quot;&quot;;ABS([.H8])/[.E8]*100)" office:value-type="float" office:value="50" calcext:value-type="float">
                <text:p>50</text:p>
              </table:table-cell>
              <table:table-cell table:number-columns-repeated="1015"/>
            </table:table-row>
            <table:table-row table:style-name="ro2">
              <table:table-cell table:style-name="ce8" office:value-type="string" calcext:value-type="string">
                <text:p>Git repository setup</text:p>
              </table:table-cell>
              <table:table-cell table:style-name="ce9" table:content-validation-name="val1" office:value-type="string" calcext:value-type="string">
                <text:p>Preparation</text:p>
              </table:table-cell>
              <table:table-cell table:style-name="ce17" office:value-type="string" calcext:value-type="string">
                <text:p>Abhijeet</text:p>
              </table:table-cell>
              <table:table-cell table:number-columns-repeated="2" table:style-name="ce23" office:value-type="float" office:value="0.25" calcext:value-type="float">
                <text:p>0.25</text:p>
              </table:table-cell>
              <table:table-cell table:style-name="ce32" table:content-validation-name="val2" office:value-type="string" calcext:value-type="string">
                <text:p>Done</text:p>
              </table:table-cell>
              <table:table-cell table:style-name="ce9"/>
              <table:table-cell table:style-name="ce62" table:formula="of:=IF(OR([.D9]=&quot;&quot;;[.E9]=&quot;&quot;);&quot;&quot;;[.D9]-[.E9])" office:value-type="float" office:value="0" calcext:value-type="float">
                <text:p>0</text:p>
              </table:table-cell>
              <table:table-cell table:style-name="ce62" table:formula="of:=IF(OR([.H9]=&quot;&quot;;[.E9]=0);&quot;&quot;;ABS([.H9])/[.E9]*100)" office:value-type="float" office:value="0" calcext:value-type="float">
                <text:p>0</text:p>
              </table:table-cell>
              <table:table-cell table:number-columns-repeated="1015"/>
            </table:table-row>
            <table:table-row table:style-name="ro2">
              <table:table-cell table:style-name="ce8" office:value-type="string" calcext:value-type="string">
                <text:p>Develop questions for requiewments</text:p>
              </table:table-cell>
              <table:table-cell table:style-name="ce9" table:content-validation-name="val1" office:value-type="string" calcext:value-type="string">
                <text:p>Requirements</text:p>
              </table:table-cell>
              <table:table-cell table:style-name="ce17" office:value-type="string" calcext:value-type="string">
                <text:p>Aryaman</text:p>
              </table:table-cell>
              <table:table-cell table:style-name="ce23" office:value-type="float" office:value="0.45" calcext:value-type="float">
                <text:p>0.45</text:p>
              </table:table-cell>
              <table:table-cell table:style-name="ce23" office:value-type="float" office:value="1" calcext:value-type="float">
                <text:p>1</text:p>
              </table:table-cell>
              <table:table-cell table:style-name="ce32" table:content-validation-name="val2" office:value-type="string" calcext:value-type="string">
                <text:p>Delayed</text:p>
              </table:table-cell>
              <table:table-cell table:style-name="ce9" office:value-type="string" calcext:value-type="string">
                <text:p>Client Out of Station</text:p>
              </table:table-cell>
              <table:table-cell table:style-name="ce62" table:formula="of:=IF(OR([.D10]=&quot;&quot;;[.E10]=&quot;&quot;);&quot;&quot;;[.D10]-[.E10])" office:value-type="float" office:value="-0.55" calcext:value-type="float">
                <text:p>-0.55</text:p>
              </table:table-cell>
              <table:table-cell table:style-name="ce62" table:formula="of:=IF(OR([.H10]=&quot;&quot;;[.E10]=0);&quot;&quot;;ABS([.H10])/[.E10]*100)" office:value-type="float" office:value="55" calcext:value-type="float">
                <text:p>55</text:p>
              </table:table-cell>
              <table:table-cell table:number-columns-repeated="1015"/>
            </table:table-row>
            <table:table-row table:style-name="ro2">
              <table:table-cell table:style-name="ce8" office:value-type="string" calcext:value-type="string">
                <text:p>Initial Database Conceptual Design</text:p>
              </table:table-cell>
              <table:table-cell table:style-name="ce9" table:content-validation-name="val1" office:value-type="string" calcext:value-type="string">
                <text:p>Design</text:p>
              </table:table-cell>
              <table:table-cell table:style-name="ce17" office:value-type="string" calcext:value-type="string">
                <text:p>Vatika </text:p>
              </table:table-cell>
              <table:table-cell table:style-name="ce23" office:value-type="float" office:value="1.5" calcext:value-type="float">
                <text:p>1.5</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2" table:formula="of:=IF(OR([.D11]=&quot;&quot;;[.E11]=&quot;&quot;);&quot;&quot;;[.D11]-[.E11])" office:value-type="float" office:value="-2.5" calcext:value-type="float">
                <text:p>-2.5</text:p>
              </table:table-cell>
              <table:table-cell table:style-name="ce62" table:formula="of:=IF(OR([.H11]=&quot;&quot;;[.E11]=0);&quot;&quot;;ABS([.H11])/[.E11]*100)" office:value-type="float" office:value="62.5" calcext:value-type="float">
                <text:p>62.5</text:p>
              </table:table-cell>
              <table:table-cell table:number-columns-repeated="1015"/>
            </table:table-row>
            <table:table-row table:style-name="ro7">
              <table:table-cell table:style-name="ce8" office:value-type="string" calcext:value-type="string">
                <text:p><text:s/>Reseach existing frameworks</text:p>
              </table:table-cell>
              <table:table-cell table:style-name="ce9" table:content-validation-name="val1" office:value-type="string" calcext:value-type="string">
                <text:p>Requirements</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2" table:formula="of:=IF(OR([.D12]=&quot;&quot;;[.E12]=&quot;&quot;);&quot;&quot;;[.D12]-[.E12])" office:value-type="float" office:value="-1.5" calcext:value-type="float">
                <text:p>-1.5</text:p>
              </table:table-cell>
              <table:table-cell table:style-name="ce62" table:formula="of:=IF(OR([.H12]=&quot;&quot;;[.E12]=0);&quot;&quot;;ABS([.H12])/[.E12]*100)" office:value-type="float" office:value="50" calcext:value-type="float">
                <text:p>50</text:p>
              </table:table-cell>
              <table:table-cell table:number-columns-repeated="1015"/>
            </table:table-row>
            <table:table-row table:style-name="ro9">
              <table:table-cell table:style-name="ce8" office:value-type="string" calcext:value-type="string">
                <text:p>Project Synopsis WriteUp</text:p>
              </table:table-cell>
              <table:table-cell table:style-name="ce9" table:content-validation-name="val1" office:value-type="string" calcext:value-type="string">
                <text:p>Documentation</text:p>
              </table:table-cell>
              <table:table-cell table:style-name="ce17" office:value-type="string" calcext:value-type="string">
                <text:p>Aryaman</text:p>
              </table:table-cell>
              <table:table-cell table:style-name="ce23" office:value-type="float" office:value="1.5" calcext:value-type="float">
                <text:p>1.5</text:p>
              </table:table-cell>
              <table:table-cell table:style-name="ce23" office:value-type="float" office:value="1" calcext:value-type="float">
                <text:p>1</text:p>
              </table:table-cell>
              <table:table-cell table:style-name="ce32" table:content-validation-name="val2" office:value-type="string" calcext:value-type="string">
                <text:p>Done</text:p>
              </table:table-cell>
              <table:table-cell table:style-name="ce9"/>
              <table:table-cell table:style-name="ce62" table:formula="of:=IF(OR([.D13]=&quot;&quot;;[.E13]=&quot;&quot;);&quot;&quot;;[.D13]-[.E13])" office:value-type="float" office:value="0.5" calcext:value-type="float">
                <text:p>0.5</text:p>
              </table:table-cell>
              <table:table-cell table:style-name="ce62" table:formula="of:=IF(OR([.H13]=&quot;&quot;;[.E13]=0);&quot;&quot;;ABS([.H13])/[.E13]*100)" office:value-type="float" office:value="50" calcext:value-type="float">
                <text:p>50</text:p>
              </table:table-cell>
              <table:table-cell table:number-columns-repeated="1015"/>
            </table:table-row>
            <table:table-row table:style-name="ro2">
              <table:table-cell table:style-name="ce8" office:value-type="string" calcext:value-type="string">
                <text:p>Learn User Profiles and services</text:p>
              </table:table-cell>
              <table:table-cell table:style-name="ce9" table:content-validation-name="val1" office:value-type="string" calcext:value-type="string">
                <text:p>Preparation</text:p>
              </table:table-cell>
              <table:table-cell office:value-type="string" calcext:value-type="string">
                <text:p>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2" table:formula="of:=IF(OR([.D14]=&quot;&quot;;[.E14]=&quot;&quot;);&quot;&quot;;[.D14]-[.E14])" office:value-type="float" office:value="-0.5" calcext:value-type="float">
                <text:p>-0.5</text:p>
              </table:table-cell>
              <table:table-cell table:style-name="ce62" table:formula="of:=IF(OR([.H14]=&quot;&quot;;[.E14]=0);&quot;&quot;;ABS([.H14])/[.E14]*100)" office:value-type="float" office:value="25" calcext:value-type="float">
                <text:p>25</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Documentation</text:p>
              </table:table-cell>
              <table:table-cell table:style-name="ce17" office:value-type="string" calcext:value-type="string">
                <text:p>Abhijeet,Vatika,Shikha,Aryaman</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2" table:formula="of:=IF(OR([.D15]=&quot;&quot;;[.E15]=&quot;&quot;);&quot;&quot;;[.D15]-[.E15])" office:value-type="float" office:value="-0.5" calcext:value-type="float">
                <text:p>-0.5</text:p>
              </table:table-cell>
              <table:table-cell table:style-name="ce62" table:formula="of:=IF(OR([.H15]=&quot;&quot;;[.E15]=0);&quot;&quot;;ABS([.H15])/[.E15]*100)" office:value-type="float" office:value="25" calcext:value-type="float">
                <text:p>25</text:p>
              </table:table-cell>
              <table:table-cell table:number-columns-repeated="1015"/>
            </table:table-row>
            <table:table-row table:style-name="ro2">
              <table:table-cell table:style-name="ce8" office:value-type="string" calcext:value-type="string">
                <text:p>status tracker</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2" table:formula="of:=IF(OR([.D16]=&quot;&quot;;[.E16]=&quot;&quot;);&quot;&quot;;[.D16]-[.E16])" office:value-type="float" office:value="0" calcext:value-type="float">
                <text:p>0</text:p>
              </table:table-cell>
              <table:table-cell table:style-name="ce62" table:formula="of:=IF(OR([.H16]=&quot;&quot;;[.E16]=0);&quot;&quot;;ABS([.H16])/[.E16]*100)" office:value-type="float" office:value="0" calcext:value-type="float">
                <text:p>0</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2" table:formula="of:=IF(OR([.D17]=&quot;&quot;;[.E17]=&quot;&quot;);&quot;&quot;;[.D17]-[.E17])">
                <text:p/>
              </table:table-cell>
              <table:table-cell table:style-name="ce62" table:formula="of:=IF(OR([.H17]=&quot;&quot;;[.E17]=0);&quot;&quot;;ABS([.H17])/[.E17]*100)">
                <text:p/>
              </table:table-cell>
              <table:table-cell table:number-columns-repeated="1015"/>
            </table:table-row>
            <table:table-row table:style-name="ro2">
              <table:table-cell table:style-name="ce9"/>
              <table:table-cell table:style-name="ce9" table:content-validation-name="val1"/>
              <table:table-cell table:style-name="ce17"/>
              <table:table-cell table:number-columns-repeated="2"/>
              <table:table-cell table:style-name="ce33" table:content-validation-name="val2"/>
              <table:table-cell/>
              <table:table-cell table:style-name="ce62" table:formula="of:=IF(OR([.D18]=&quot;&quot;;[.E18]=&quot;&quot;);&quot;&quot;;[.D18]-[.E18])">
                <text:p/>
              </table:table-cell>
              <table:table-cell table:style-name="ce62" table:formula="of:=IF(OR([.H18]=&quot;&quot;;[.E18]=0);&quot;&quot;;ABS([.H18])/[.E18]*100)">
                <text:p/>
              </table:table-cell>
              <table:table-cell table:number-columns-repeated="1015"/>
            </table:table-row>
            <table:table-row table:style-name="ro2">
              <table:table-cell table:style-name="ce7" office:value-type="string" calcext:value-type="string">
                <text:p>Week 5</text:p>
              </table:table-cell>
              <table:table-cell table:style-name="ce13" table:content-validation-name="val1"/>
              <table:table-cell table:style-name="ce18"/>
              <table:table-cell table:style-name="ce24"/>
              <table:table-cell table:style-name="ce27"/>
              <table:table-cell table:style-name="ce31" table:content-validation-name="val2"/>
              <table:table-cell table:style-name="ce13"/>
              <table:table-cell table:style-name="ce62" table:formula="of:=IF(OR([.D19]=&quot;&quot;;[.E19]=&quot;&quot;);&quot;&quot;;[.D19]-[.E19])">
                <text:p/>
              </table:table-cell>
              <table:table-cell table:style-name="ce62" table:formula="of:=IF(OR([.H19]=&quot;&quot;;[.E19]=0);&quot;&quot;;ABS([.H19])/[.E19]*100)">
                <text:p/>
              </table:table-cell>
              <table:table-cell table:style-name="ce13" table:number-columns-repeated="1015"/>
            </table:table-row>
            <table:table-row table:style-name="ro2">
              <table:table-cell table:style-name="ce8" office:value-type="string" calcext:value-type="string">
                <text:p>Learn php basics</text:p>
              </table:table-cell>
              <table:table-cell table:style-name="ce9" table:content-validation-name="val1" office:value-type="string" calcext:value-type="string">
                <text:p>Preparation</text:p>
              </table:table-cell>
              <table:table-cell table:style-name="ce17" office:value-type="string" calcext:value-type="string">
                <text:p>Aryaman</text:p>
              </table:table-cell>
              <table:table-cell table:style-name="ce23" office:value-type="float" office:value="3.5" calcext:value-type="float">
                <text:p>3.5</text:p>
              </table:table-cell>
              <table:table-cell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2" table:formula="of:=IF(OR([.D20]=&quot;&quot;;[.E20]=&quot;&quot;);&quot;&quot;;[.D20]-[.E20])" office:value-type="float" office:value="-1.5" calcext:value-type="float">
                <text:p>-1.5</text:p>
              </table:table-cell>
              <table:table-cell table:style-name="ce62" table:formula="of:=IF(OR([.H20]=&quot;&quot;;[.E20]=0);&quot;&quot;;ABS([.H20])/[.E20]*100)" office:value-type="float" office:value="30" calcext:value-type="float">
                <text:p>30</text:p>
              </table:table-cell>
              <table:table-cell table:number-columns-repeated="1015"/>
            </table:table-row>
            <table:table-row table:style-name="ro2">
              <table:table-cell table:style-name="ce8" office:value-type="string" calcext:value-type="string">
                <text:p><text:s/>Understand Yii Basics</text:p>
              </table:table-cell>
              <table:table-cell table:style-name="ce9" table:content-validation-name="val1" office:value-type="string" calcext:value-type="string">
                <text:p>Preparation</text:p>
              </table:table-cell>
              <table:table-cell office:value-type="string" calcext:value-type="string">
                <text:p>Vatika </text:p>
              </table:table-cell>
              <table:table-cell table:number-columns-repeated="2" table:style-name="ce23" office:value-type="float" office:value="5" calcext:value-type="float">
                <text:p>5</text:p>
              </table:table-cell>
              <table:table-cell table:style-name="ce32" table:content-validation-name="val2" office:value-type="string" calcext:value-type="string">
                <text:p>Done</text:p>
              </table:table-cell>
              <table:table-cell table:style-name="ce9"/>
              <table:table-cell table:style-name="ce62" table:formula="of:=IF(OR([.D21]=&quot;&quot;;[.E21]=&quot;&quot;);&quot;&quot;;[.D21]-[.E21])" office:value-type="float" office:value="0" calcext:value-type="float">
                <text:p>0</text:p>
              </table:table-cell>
              <table:table-cell table:style-name="ce62" table:formula="of:=IF(OR([.H21]=&quot;&quot;;[.E21]=0);&quot;&quot;;ABS([.H21])/[.E21]*100)" office:value-type="float" office:value="0" calcext:value-type="float">
                <text:p>0</text:p>
              </table:table-cell>
              <table:table-cell table:number-columns-repeated="1015"/>
            </table:table-row>
            <table:table-row table:style-name="ro2">
              <table:table-cell table:style-name="ce8" office:value-type="string" calcext:value-type="string">
                <text:p>Poject Plan Document Writeup</text:p>
              </table:table-cell>
              <table:table-cell table:style-name="ce9" table:content-validation-name="val1" office:value-type="string" calcext:value-type="string">
                <text:p>Documentation</text:p>
              </table:table-cell>
              <table:table-cell table:style-name="ce17" office:value-type="string" calcext:value-type="string">
                <text:p>Abhijeet</text:p>
              </table:table-cell>
              <table:table-cell table:number-columns-repeated="2"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2" table:formula="of:=IF(OR([.D22]=&quot;&quot;;[.E22]=&quot;&quot;);&quot;&quot;;[.D22]-[.E22])" office:value-type="float" office:value="0" calcext:value-type="float">
                <text:p>0</text:p>
              </table:table-cell>
              <table:table-cell table:style-name="ce62" table:formula="of:=IF(OR([.H22]=&quot;&quot;;[.E22]=0);&quot;&quot;;ABS([.H22])/[.E22]*100)" office:value-type="float" office:value="0" calcext:value-type="float">
                <text:p>0</text:p>
              </table:table-cell>
              <table:table-cell table:number-columns-repeated="1015"/>
            </table:table-row>
            <table:table-row table:style-name="ro2">
              <table:table-cell table:style-name="ce8" office:value-type="string" calcext:value-type="string">
                <text:p>Team Meeting</text:p>
              </table:table-cell>
              <table:table-cell table:style-name="ce9" table:content-validation-name="val1" office:value-type="string" calcext:value-type="string">
                <text:p>Coordination</text:p>
              </table:table-cell>
              <table:table-cell table:style-name="ce17" office:value-type="string" calcext:value-type="string">
                <text:p>Abhijeet</text:p>
              </table:table-cell>
              <table:table-cell table:style-name="ce23" office:value-type="float" office:value="0.45" calcext:value-type="float">
                <text:p>0.45</text:p>
              </table:table-cell>
              <table:table-cell table:style-name="ce23" office:value-type="float" office:value="0.5" calcext:value-type="float">
                <text:p>0.5</text:p>
              </table:table-cell>
              <table:table-cell table:style-name="ce32" table:content-validation-name="val2" office:value-type="string" calcext:value-type="string">
                <text:p>Done</text:p>
              </table:table-cell>
              <table:table-cell table:style-name="ce9"/>
              <table:table-cell table:style-name="ce62" table:formula="of:=IF(OR([.D23]=&quot;&quot;;[.E23]=&quot;&quot;);&quot;&quot;;[.D23]-[.E23])" office:value-type="float" office:value="-0.05" calcext:value-type="float">
                <text:p>-0.05</text:p>
              </table:table-cell>
              <table:table-cell table:style-name="ce62" table:formula="of:=IF(OR([.H23]=&quot;&quot;;[.E23]=0);&quot;&quot;;ABS([.H23])/[.E23]*100)" office:value-type="float" office:value="10" calcext:value-type="float">
                <text:p>10</text:p>
              </table:table-cell>
              <table:table-cell table:number-columns-repeated="1015"/>
            </table:table-row>
            <table:table-row table:style-name="ro2">
              <table:table-cell table:style-name="ce8" office:value-type="string" calcext:value-type="string">
                <text:p>Update DB design </text:p>
              </table:table-cell>
              <table:table-cell table:style-name="ce9" table:content-validation-name="val1" office:value-type="string" calcext:value-type="string">
                <text:p>Design</text:p>
              </table:table-cell>
              <table:table-cell table:style-name="ce17" office:value-type="string" calcext:value-type="string">
                <text:p>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2" table:content-validation-name="val2" office:value-type="string" calcext:value-type="string">
                <text:p>Done</text:p>
              </table:table-cell>
              <table:table-cell table:style-name="ce9"/>
              <table:table-cell table:style-name="ce62" table:formula="of:=IF(OR([.D24]=&quot;&quot;;[.E24]=&quot;&quot;);&quot;&quot;;[.D24]-[.E24])" office:value-type="float" office:value="-0.5" calcext:value-type="float">
                <text:p>-0.5</text:p>
              </table:table-cell>
              <table:table-cell table:style-name="ce62" table:formula="of:=IF(OR([.H24]=&quot;&quot;;[.E24]=0);&quot;&quot;;ABS([.H24])/[.E24]*100)" office:value-type="float" office:value="25" calcext:value-type="float">
                <text:p>25</text:p>
              </table:table-cell>
              <table:table-cell table:number-columns-repeated="1015"/>
            </table:table-row>
            <table:table-row table:style-name="ro2">
              <table:table-cell table:style-name="ce8" office:value-type="string" calcext:value-type="string">
                <text:p>Make example app</text:p>
              </table:table-cell>
              <table:table-cell table:style-name="ce9" table:content-validation-name="val1" office:value-type="string" calcext:value-type="string">
                <text:p>Testing</text:p>
              </table:table-cell>
              <table:table-cell table:style-name="ce17" office:value-type="string" calcext:value-type="string">
                <text:p>Shikha,Vatika</text:p>
              </table:table-cell>
              <table:table-cell table:style-name="ce23" office:value-type="float" office:value="3" calcext:value-type="float">
                <text:p>3</text:p>
              </table:table-cell>
              <table:table-cell table:style-name="ce23" office:value-type="float" office:value="4" calcext:value-type="float">
                <text:p>4</text:p>
              </table:table-cell>
              <table:table-cell table:style-name="ce32" table:content-validation-name="val2" office:value-type="string" calcext:value-type="string">
                <text:p>Done</text:p>
              </table:table-cell>
              <table:table-cell table:style-name="ce9"/>
              <table:table-cell table:style-name="ce62" table:formula="of:=IF(OR([.D25]=&quot;&quot;;[.E25]=&quot;&quot;);&quot;&quot;;[.D25]-[.E25])" office:value-type="float" office:value="-1" calcext:value-type="float">
                <text:p>-1</text:p>
              </table:table-cell>
              <table:table-cell table:style-name="ce62" table:formula="of:=IF(OR([.H25]=&quot;&quot;;[.E25]=0);&quot;&quot;;ABS([.H25])/[.E25]*100)" office:value-type="float" office:value="25" calcext:value-type="float">
                <text:p>25</text:p>
              </table:table-cell>
              <table:table-cell table:number-columns-repeated="1015"/>
            </table:table-row>
            <table:table-row table:style-name="ro2">
              <table:table-cell table:style-name="ce7" office:value-type="string" calcext:value-type="string">
                <text:p>Week 6 </text:p>
              </table:table-cell>
              <table:table-cell table:style-name="ce13" table:content-validation-name="val1"/>
              <table:table-cell table:style-name="ce18"/>
              <table:table-cell table:style-name="ce24"/>
              <table:table-cell table:style-name="ce27"/>
              <table:table-cell table:style-name="ce34" table:content-validation-name="val2"/>
              <table:table-cell table:style-name="ce13"/>
              <table:table-cell table:style-name="ce62" table:formula="of:=IF(OR([.D26]=&quot;&quot;;[.E26]=&quot;&quot;);&quot;&quot;;[.D26]-[.E26])">
                <text:p/>
              </table:table-cell>
              <table:table-cell table:style-name="ce62" table:formula="of:=IF(OR([.H26]=&quot;&quot;;[.E26]=0);&quot;&quot;;ABS([.H26])/[.E26]*100)">
                <text:p/>
              </table:table-cell>
              <table:table-cell table:style-name="ce13" table:number-columns-repeated="1015"/>
            </table:table-row>
            <table:table-row table:style-name="ro2">
              <table:table-cell table:style-name="ce8" office:value-type="string" calcext:value-type="string">
                <text:p>Create basic DB</text:p>
              </table:table-cell>
              <table:table-cell table:style-name="ce9" table:content-validation-name="val1" office:value-type="string" calcext:value-type="string">
                <text:p>Design</text:p>
              </table:table-cell>
              <table:table-cell table:style-name="ce17" office:value-type="string" calcext:value-type="string">
                <text:p>Abhijeet</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2" table:content-validation-name="val2" office:value-type="string" calcext:value-type="string">
                <text:p>Done</text:p>
              </table:table-cell>
              <table:table-cell table:style-name="ce9"/>
              <table:table-cell table:style-name="ce62" table:formula="of:=IF(OR([.D27]=&quot;&quot;;[.E27]=&quot;&quot;);&quot;&quot;;[.D27]-[.E27])" office:value-type="float" office:value="-1" calcext:value-type="float">
                <text:p>-1</text:p>
              </table:table-cell>
              <table:table-cell table:style-name="ce62" table:formula="of:=IF(OR([.H27]=&quot;&quot;;[.E27]=0);&quot;&quot;;ABS([.H27])/[.E27]*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asic Login</text:p>
              </table:table-cell>
              <table:table-cell table:style-name="ce9" table:content-validation-name="val1" office:value-type="string" calcext:value-type="string">
                <text:p>Development</text:p>
              </table:table-cell>
              <table:table-cell office:value-type="string" calcext:value-type="string">
                <text:p>Vatika </text:p>
              </table:table-cell>
              <table:table-cell table:style-name="ce23" office:value-type="float" office:value="2" calcext:value-type="float">
                <text:p>2</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28]=&quot;&quot;;[.E28]=&quot;&quot;);&quot;&quot;;[.D28]-[.E28])" office:value-type="float" office:value="-1" calcext:value-type="float">
                <text:p>-1</text:p>
              </table:table-cell>
              <table:table-cell table:style-name="ce62" table:formula="of:=IF(OR([.H28]=&quot;&quot;;[.E28]=0);&quot;&quot;;ABS([.H28])/[.E28]*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Registration Admin , Developer, Analyst</text:p>
              </table:table-cell>
              <table:table-cell table:style-name="ce9" table:content-validation-name="val1" office:value-type="string" calcext:value-type="string">
                <text:p>Design</text:p>
              </table:table-cell>
              <table:table-cell office:value-type="string" calcext:value-type="string">
                <text:p>Shikha</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Registration User</text:p>
              </table:table-cell>
              <table:table-cell table:style-name="ce9" table:content-validation-name="val1" office:value-type="string" calcext:value-type="string">
                <text:p>Design</text:p>
              </table:table-cell>
              <table:table-cell office:value-type="string" calcext:value-type="string">
                <text:p>Aryaman</text:p>
              </table:table-cell>
              <table:table-cell table:style-name="ce23"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10" office:value-type="string" calcext:value-type="string">
                <text:p>status tracker</text:p>
              </table:table-cell>
              <table:table-cell table:style-name="ce9" table:content-validation-name="val1" office:value-type="string" calcext:value-type="string">
                <text:p>Documentation</text:p>
              </table:table-cell>
              <table:table-cell office:value-type="string" calcext:value-type="string">
                <text:p>Shikha</text:p>
              </table:table-cell>
              <table:table-cell table:style-name="ce23" office:value-type="float" office:value="0.5" calcext:value-type="float">
                <text:p>0.5</text:p>
              </table:table-cell>
              <table:table-cell table:style-name="ce23" office:value-type="float" office:value="1" calcext:value-type="float">
                <text:p>1</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9"/>
              <table:table-cell table:style-name="ce9" table:content-validation-name="val1"/>
              <table:table-cell table:style-name="ce17"/>
              <table:table-cell table:style-name="ce25" table:number-columns-repeated="2"/>
              <table:table-cell table:style-name="ce32" table:content-validation-name="val2"/>
              <table:table-cell table:style-name="ce9"/>
              <table:table-cell table:style-name="ce62" table:formula="of:=IF(OR([.D32]=&quot;&quot;;[.E32]=&quot;&quot;);&quot;&quot;;[.D32]-[.E32])">
                <text:p/>
              </table:table-cell>
              <table:table-cell table:style-name="ce62" table:formula="of:=IF(OR([.H32]=&quot;&quot;;[.E32]=0);&quot;&quot;;ABS([.H32])/[.E32]*100)">
                <text:p/>
              </table:table-cell>
              <table:table-cell table:number-columns-repeated="1015"/>
            </table:table-row>
            <table:table-row table:style-name="ro2">
              <table:table-cell table:style-name="ce7" office:value-type="string" calcext:value-type="string">
                <text:p>Week 7</text:p>
              </table:table-cell>
              <table:table-cell table:style-name="ce13" table:content-validation-name="val1"/>
              <table:table-cell table:style-name="ce16"/>
              <table:table-cell table:style-name="ce24"/>
              <table:table-cell table:style-name="ce27"/>
              <table:table-cell table:style-name="ce31" table:content-validation-name="val2"/>
              <table:table-cell table:style-name="ce13"/>
              <table:table-cell table:style-name="ce62" table:formula="of:=IF(OR([.D33]=&quot;&quot;;[.E33]=&quot;&quot;);&quot;&quot;;[.D33]-[.E33])">
                <text:p/>
              </table:table-cell>
              <table:table-cell table:style-name="ce62" table:formula="of:=IF(OR([.H33]=&quot;&quot;;[.E33]=0);&quot;&quot;;ABS([.H33])/[.E33]*100)">
                <text:p/>
              </table:table-cell>
              <table:table-cell table:style-name="ce13" table:number-columns-repeated="1015"/>
            </table:table-row>
          </table:table-row-group>
        </table:table-row-group>
        <table:table-row table:style-name="ro2">
          <table:table-cell table:style-name="ce8" office:value-type="string" calcext:value-type="string">
            <text:p>Basic bootstrap features</text:p>
          </table:table-cell>
          <table:table-cell table:content-validation-name="val1" office:value-type="string" calcext:value-type="string">
            <text:p>Development</text:p>
          </table:table-cell>
          <table:table-cell office:value-type="string" calcext:value-type="string">
            <text:p>Aryaman,Shikha</text:p>
          </table:table-cell>
          <table:table-cell table:style-name="ce23" office:value-type="float" office:value="1.5" calcext:value-type="float">
            <text:p>1.5</text:p>
          </table:table-cell>
          <table:table-cell table:style-name="ce23"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34]=&quot;&quot;;[.E34]=&quot;&quot;);&quot;&quot;;[.D34]-[.E34])" office:value-type="float" office:value="-0.5" calcext:value-type="float">
            <text:p>-0.5</text:p>
          </table:table-cell>
          <table:table-cell table:style-name="ce62" table:formula="of:=IF(OR([.H34]=&quot;&quot;;[.E34]=0);&quot;&quot;;ABS([.H34])/[.E34]*100)" office:value-type="float" office:value="25" calcext:value-type="float">
            <text:p>25</text:p>
          </table:table-cell>
          <table:table-cell table:number-columns-repeated="1015"/>
        </table:table-row>
        <table:table-row table:style-name="ro2">
          <table:table-cell table:style-name="ce8" office:value-type="string" calcext:value-type="string">
            <text:p>Database improvements</text:p>
          </table:table-cell>
          <table:table-cell table:content-validation-name="val1" office:value-type="string" calcext:value-type="string">
            <text:p>Design</text:p>
          </table:table-cell>
          <table:table-cell office:value-type="string" calcext:value-type="string">
            <text:p>Shikha</text:p>
          </table:table-cell>
          <table:table-cell table:number-columns-repeated="2"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Implementing RBAC</text:p>
          </table:table-cell>
          <table:table-cell table:content-validation-name="val1" office:value-type="string" calcext:value-type="string">
            <text:p>Development</text:p>
          </table:table-cell>
          <table:table-cell office:value-type="string" calcext:value-type="string">
            <text:p>Abhijeet,Vatika</text:p>
          </table:table-cell>
          <table:table-cell table:style-name="ce23" office:value-type="float" office:value="5" calcext:value-type="float">
            <text:p>5</text:p>
          </table:table-cell>
          <table:table-cell table:style-name="ce23" office:value-type="float" office:value="7" calcext:value-type="float">
            <text:p>7</text:p>
          </table:table-cell>
          <table:table-cell table:style-name="ce33" table:content-validation-name="val2" office:value-type="string" calcext:value-type="string">
            <text:p>Delayed</text:p>
          </table:table-cell>
          <table:table-cell office:value-type="string" calcext:value-type="string">
            <text:p>Database issuses not Resolved</text:p>
          </table:table-cell>
          <table:table-cell table:style-name="ce62"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Abhijeet</text:p>
          </table:table-cell>
          <table:table-cell table:number-columns-repeated="2"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Populating database</text:p>
          </table:table-cell>
          <table:table-cell table:content-validation-name="val1" office:value-type="string" calcext:value-type="string">
            <text:p>Preparation</text:p>
          </table:table-cell>
          <table:table-cell office:value-type="string" calcext:value-type="string">
            <text:p>Aryaman,Vatika</text:p>
          </table:table-cell>
          <table:table-cell table:style-name="ce26" office:value-type="float" office:value="3.5" calcext:value-type="float">
            <text:p>3.5</text:p>
          </table:table-cell>
          <table:table-cell table:style-name="ce26" office:value-type="float" office:value="3" calcext:value-type="float">
            <text:p>3</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table:table-cell table:content-validation-name="val1"/>
          <table:table-cell/>
          <table:table-cell table:style-name="ce26" table:number-columns-repeated="2"/>
          <table:table-cell table:style-name="ce33" table:content-validation-name="val2"/>
          <table:table-cell/>
          <table:table-cell table:style-name="ce62" table:formula="of:=IF(OR([.D39]=&quot;&quot;;[.E39]=&quot;&quot;);&quot;&quot;;[.D39]-[.E39])">
            <text:p/>
          </table:table-cell>
          <table:table-cell table:style-name="ce62" table:formula="of:=IF(OR([.H39]=&quot;&quot;;[.E39]=0);&quot;&quot;;ABS([.H39])/[.E39]*100)">
            <text:p/>
          </table:table-cell>
          <table:table-cell table:number-columns-repeated="1015"/>
        </table:table-row>
        <table:table-row-group>
          <table:table-row-group>
            <table:table-row table:style-name="ro2">
              <table:table-cell table:style-name="ce7" office:value-type="string" calcext:value-type="string">
                <text:p>Week 8</text:p>
              </table:table-cell>
              <table:table-cell table:style-name="ce13" table:content-validation-name="val1"/>
              <table:table-cell table:style-name="ce18"/>
              <table:table-cell table:style-name="ce24"/>
              <table:table-cell table:style-name="ce27"/>
              <table:table-cell table:style-name="ce35" table:content-validation-name="val2"/>
              <table:table-cell table:style-name="ce13"/>
              <table:table-cell table:style-name="ce62" table:formula="of:=IF(OR([.D40]=&quot;&quot;;[.E40]=&quot;&quot;);&quot;&quot;;[.D40]-[.E40])">
                <text:p/>
              </table:table-cell>
              <table:table-cell table:style-name="ce62" table:formula="of:=IF(OR([.H40]=&quot;&quot;;[.E40]=0);&quot;&quot;;ABS([.H40])/[.E40]*100)">
                <text:p/>
              </table:table-cell>
              <table:table-cell table:style-name="ce13" table:number-columns-repeated="1015"/>
            </table:table-row>
          </table:table-row-group>
        </table:table-row-group>
        <table:table-row table:style-name="ro2">
          <table:table-cell table:style-name="ce8" office:value-type="string" calcext:value-type="string">
            <text:p>Basic app testing</text:p>
          </table:table-cell>
          <table:table-cell table:content-validation-name="val1" office:value-type="string" calcext:value-type="string">
            <text:p>Testing</text:p>
          </table:table-cell>
          <table:table-cell office:value-type="string" calcext:value-type="string">
            <text:p>Abhijeet</text:p>
          </table:table-cell>
          <table:table-cell table:style-name="ce26" office:value-type="float" office:value="2" calcext:value-type="float">
            <text:p>2</text:p>
          </table:table-cell>
          <table:table-cell table:style-name="ce23" office:value-type="float" office:value="2.5" calcext:value-type="float">
            <text:p>2.5</text:p>
          </table:table-cell>
          <table:table-cell table:style-name="ce33" table:content-validation-name="val2" office:value-type="string" calcext:value-type="string">
            <text:p>Delayed</text:p>
          </table:table-cell>
          <table:table-cell/>
          <table:table-cell table:style-name="ce62" table:formula="of:=IF(OR([.D41]=&quot;&quot;;[.E41]=&quot;&quot;);&quot;&quot;;[.D41]-[.E41])" office:value-type="float" office:value="-0.5" calcext:value-type="float">
            <text:p>-0.5</text:p>
          </table:table-cell>
          <table:table-cell table:style-name="ce62" table:formula="of:=IF(OR([.H41]=&quot;&quot;;[.E41]=0);&quot;&quot;;ABS([.H41])/[.E41]*100)" office:value-type="float" office:value="20" calcext:value-type="float">
            <text:p>2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Design Document</text:p>
          </table:table-cell>
          <table:table-cell table:content-validation-name="val1" office:value-type="string" calcext:value-type="string">
            <text:p>Design</text:p>
          </table:table-cell>
          <table:table-cell office:value-type="string" calcext:value-type="string">
            <text:p>Abhijeet</text:p>
          </table:table-cell>
          <table:table-cell table:style-name="ce26" office:value-type="float" office:value="3" calcext:value-type="float">
            <text:p>3</text:p>
          </table:table-cell>
          <table:table-cell table:style-name="ce23" office:value-type="float" office:value="2.5" calcext:value-type="float">
            <text:p>2.5</text:p>
          </table:table-cell>
          <table:table-cell table:style-name="ce33"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Requirements</text:p>
          </table:table-cell>
          <table:table-cell office:value-type="string" calcext:value-type="string">
            <text:p>Vatika,Shikha</text:p>
          </table:table-cell>
          <table:table-cell table:style-name="ce26" office:value-type="float" office:value="3" calcext:value-type="float">
            <text:p>3</text:p>
          </table:table-cell>
          <table:table-cell table:style-name="ce23" office:value-type="float" office:value="5.5" calcext:value-type="float">
            <text:p>5.5</text:p>
          </table:table-cell>
          <table:table-cell table:style-name="ce33" table:content-validation-name="val2" office:value-type="string" calcext:value-type="string">
            <text:p>Delayed</text:p>
          </table:table-cell>
          <table:table-cell office:value-type="string" calcext:value-type="string">
            <text:p>Problems With Yii</text:p>
          </table:table-cell>
          <table:table-cell table:style-name="ce62" table:number-columns-repeated="2"/>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1.5" calcext:value-type="float">
            <text:p>1.5</text:p>
          </table:table-cell>
          <table:table-cell table:style-name="ce23"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45]=&quot;&quot;;[.E45]=&quot;&quot;);&quot;&quot;;[.D45]-[.E45])" office:value-type="float" office:value="-1.5" calcext:value-type="float">
            <text:p>-1.5</text:p>
          </table:table-cell>
          <table:table-cell table:style-name="ce62" table:formula="of:=IF(OR([.H45]=&quot;&quot;;[.E45]=0);&quot;&quot;;ABS([.H45])/[.E45]*100)" office:value-type="float" office:value="50" calcext:value-type="float">
            <text:p>50</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formula="of:=IF(OR([.D46]=&quot;&quot;;[.E46]=&quot;&quot;);&quot;&quot;;[.D46]-[.E46])" office:value-type="float" office:value="-0.5" calcext:value-type="float">
            <text:p>-0.5</text:p>
          </table:table-cell>
          <table:table-cell table:style-name="ce62" table:formula="of:=IF(OR([.H46]=&quot;&quot;;[.E46]=0);&quot;&quot;;ABS([.H46])/[.E46]*100)" office:value-type="float" office:value="33.3333333333333" calcext:value-type="float">
            <text:p>33.3333333333</text:p>
          </table:table-cell>
          <table:table-cell table:number-columns-repeated="1015"/>
        </table:table-row>
        <table:table-row-group>
          <table:table-row-group>
            <table:table-row table:style-name="ro2">
              <table:table-cell table:style-name="ce7" office:value-type="string" calcext:value-type="string">
                <text:p>Week 9</text:p>
              </table:table-cell>
              <table:table-cell table:style-name="ce13" table:content-validation-name="val1"/>
              <table:table-cell table:style-name="ce18"/>
              <table:table-cell table:style-name="ce24"/>
              <table:table-cell table:style-name="ce27"/>
              <table:table-cell table:style-name="ce36" table:content-validation-name="val2"/>
              <table:table-cell table:style-name="ce13"/>
              <table:table-cell table:style-name="ce62" table:formula="of:=IF(OR([.D47]=&quot;&quot;;[.E47]=&quot;&quot;);&quot;&quot;;[.D47]-[.E47])">
                <text:p/>
              </table:table-cell>
              <table:table-cell table:style-name="ce62" table:formula="of:=IF(OR([.H47]=&quot;&quot;;[.E47]=0);&quot;&quot;;ABS([.H47])/[.E47]*100)">
                <text:p/>
              </table:table-cell>
              <table:table-cell table:style-name="ce13" table:number-columns-repeated="1015"/>
            </table:table-row>
          </table:table-row-group>
        </table:table-row-group>
        <table:table-row table:style-name="ro2">
          <table:table-cell table:style-name="ce8" office:value-type="string" calcext:value-type="string">
            <text:p>Frontend for Customer</text:p>
          </table:table-cell>
          <table:table-cell table:content-validation-name="val1" office:value-type="string" calcext:value-type="string">
            <text:p>Development</text:p>
          </table:table-cell>
          <table:table-cell office:value-type="string" calcext:value-type="string">
            <text:p>Abhijeet,Aryaman</text:p>
          </table:table-cell>
          <table:table-cell table:style-name="ce26" office:value-type="float" office:value="3.5" calcext:value-type="float">
            <text:p>3.5</text:p>
          </table:table-cell>
          <table:table-cell table:style-name="ce23" office:value-type="float" office:value="5" calcext:value-type="float">
            <text:p>5</text:p>
          </table:table-cell>
          <table:table-cell table:style-name="ce33" table:content-validation-name="val2" office:value-type="string" calcext:value-type="string">
            <text:p>Done</text:p>
          </table:table-cell>
          <table:table-cell/>
          <table:table-cell table:style-name="ce62" table:formula="of:=IF(OR([.D48]=&quot;&quot;;[.E48]=&quot;&quot;);&quot;&quot;;[.D48]-[.E48])" office:value-type="float" office:value="-1.5" calcext:value-type="float">
            <text:p>-1.5</text:p>
          </table:table-cell>
          <table:table-cell table:style-name="ce62" table:formula="of:=IF(OR([.H48]=&quot;&quot;;[.E48]=0);&quot;&quot;;ABS([.H48])/[.E48]*100)" office:value-type="float" office:value="30" calcext:value-type="float">
            <text:p>30</text:p>
          </table:table-cell>
          <table:table-cell table:number-columns-repeated="1015"/>
        </table:table-row>
        <table:table-row table:style-name="ro2">
          <table:table-cell table:style-name="ce8" office:value-type="string" calcext:value-type="string">
            <text:p>Application tracking <text:s/>in the app</text:p>
          </table:table-cell>
          <table:table-cell table:content-validation-name="val1" office:value-type="string" calcext:value-type="string">
            <text:p>Requirements</text:p>
          </table:table-cell>
          <table:table-cell office:value-type="string" calcext:value-type="string">
            <text:p>Vatika </text:p>
          </table:table-cell>
          <table:table-cell table:style-name="ce26" office:value-type="float" office:value="4" calcext:value-type="float">
            <text:p>4</text:p>
          </table:table-cell>
          <table:table-cell table:style-name="ce23" office:value-type="float" office:value="6" calcext:value-type="float">
            <text:p>6</text:p>
          </table:table-cell>
          <table:table-cell table:style-name="ce33" table:content-validation-name="val2" office:value-type="string" calcext:value-type="string">
            <text:p>Done</text:p>
          </table:table-cell>
          <table:table-cell/>
          <table:table-cell table:style-name="ce62" table:formula="of:=IF(OR([.D49]=&quot;&quot;;[.E49]=&quot;&quot;);&quot;&quot;;[.D49]-[.E49])" office:value-type="float" office:value="-2" calcext:value-type="float">
            <text:p>-2</text:p>
          </table:table-cell>
          <table:table-cell table:style-name="ce62"/>
          <table:table-cell table:number-columns-repeated="1015"/>
        </table:table-row>
        <table:table-row table:style-name="ro2">
          <table:table-cell table:style-name="ce8" office:value-type="string" calcext:value-type="string">
            <text:p>Testing and reporting Bug</text:p>
          </table:table-cell>
          <table:table-cell table:content-validation-name="val1" office:value-type="string" calcext:value-type="string">
            <text:p>Testing</text:p>
          </table:table-cell>
          <table:table-cell office:value-type="string" calcext:value-type="string">
            <text:p>Shikha</text:p>
          </table:table-cell>
          <table:table-cell table:style-name="ce26" office:value-type="float" office:value="3" calcext:value-type="float">
            <text:p>3</text:p>
          </table:table-cell>
          <table:table-cell table:style-name="ce23" office:value-type="float" office:value="4.5" calcext:value-type="float">
            <text:p>4.5</text:p>
          </table:table-cell>
          <table:table-cell table:style-name="ce33" table:content-validation-name="val2" office:value-type="string" calcext:value-type="string">
            <text:p>Done</text:p>
          </table:table-cell>
          <table:table-cell/>
          <table:table-cell table:style-name="ce62" table:formula="of:=IF(OR([.D50]=&quot;&quot;;[.E50]=&quot;&quot;);&quot;&quot;;[.D50]-[.E50])" office:value-type="float" office:value="-1.5" calcext:value-type="float">
            <text:p>-1.5</text:p>
          </table:table-cell>
          <table:table-cell table:style-name="ce62"/>
          <table:table-cell table:number-columns-repeated="1015"/>
        </table:table-row>
        <table:table-row table:style-name="ro2">
          <table:table-cell table:style-name="ce8" office:value-type="string" calcext:value-type="string">
            <text:p>Implementing admin CRUD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1" calcext:value-type="float">
            <text:p>1</text:p>
          </table:table-cell>
          <table:table-cell table:style-name="ce23" office:value-type="float" office:value="0.5" calcext:value-type="float">
            <text:p>0.5</text:p>
          </table:table-cell>
          <table:table-cell table:style-name="ce33" table:content-validation-name="val2" office:value-type="string" calcext:value-type="string">
            <text:p>Done</text:p>
          </table:table-cell>
          <table:table-cell/>
          <table:table-cell table:style-name="ce62" table:formula="of:=IF(OR([.D51]=&quot;&quot;;[.E51]=&quot;&quot;);&quot;&quot;;[.D51]-[.E51])" office:value-type="float" office:value="0.5" calcext:value-type="float">
            <text:p>0.5</text:p>
          </table:table-cell>
          <table:table-cell table:style-name="ce62" table:formula="of:=IF(OR([.H51]=&quot;&quot;;[.E51]=0);&quot;&quot;;ABS([.H51])/[.E51]*100)" office:value-type="float" office:value="100" calcext:value-type="float">
            <text:p>100</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37"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1" calcext:value-type="float">
            <text:p>1</text:p>
          </table:table-cell>
          <table:table-cell table:style-name="ce23" office:value-type="float" office:value="1.5" calcext:value-type="float">
            <text:p>1.5</text:p>
          </table:table-cell>
          <table:table-cell table:style-name="ce38" table:content-validation-name="val2" office:value-type="string" calcext:value-type="string">
            <text:p>Done</text:p>
          </table:table-cell>
          <table:table-cell/>
          <table:table-cell table:style-name="ce62" table:formula="of:=IF(OR([.D53]=&quot;&quot;;[.E53]=&quot;&quot;);&quot;&quot;;[.D53]-[.E53])" office:value-type="float" office:value="-0.5" calcext:value-type="float">
            <text:p>-0.5</text:p>
          </table:table-cell>
          <table:table-cell table:style-name="ce62" table:formula="of:=IF(OR([.H53]=&quot;&quot;;[.E53]=0);&quot;&quot;;ABS([.H53])/[.E53]*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Bug Removal</text:p>
          </table:table-cell>
          <table:table-cell table:content-validation-name="val1" office:value-type="string" calcext:value-type="string">
            <text:p>Development</text:p>
          </table:table-cell>
          <table:table-cell office:value-type="string" calcext:value-type="string">
            <text:p>Aryaman</text:p>
          </table:table-cell>
          <table:table-cell table:style-name="ce26" office:value-type="float" office:value="4" calcext:value-type="float">
            <text:p>4</text:p>
          </table:table-cell>
          <table:table-cell table:style-name="ce23" office:value-type="float" office:value="1.5" calcext:value-type="float">
            <text:p>1.5</text:p>
          </table:table-cell>
          <table:table-cell table:style-name="ce33" table:content-validation-name="val2" office:value-type="string" calcext:value-type="string">
            <text:p>Done</text:p>
          </table:table-cell>
          <table:table-cell/>
          <table:table-cell table:style-name="ce62" table:formula="of:=IF(OR([.D54]=&quot;&quot;;[.E54]=&quot;&quot;);&quot;&quot;;[.D54]-[.E54])" office:value-type="float" office:value="2.5" calcext:value-type="float">
            <text:p>2.5</text:p>
          </table:table-cell>
          <table:table-cell table:style-name="ce62" table:formula="of:=IF(OR([.H54]=&quot;&quot;;[.E54]=0);&quot;&quot;;ABS([.H54])/[.E54]*100)" office:value-type="float" office:value="166.666666666667" calcext:value-type="float">
            <text:p>166.6666666667</text:p>
          </table:table-cell>
          <table:table-cell table:number-columns-repeated="1015"/>
        </table:table-row>
        <table:table-row-group>
          <table:table-row-group>
            <table:table-row table:style-name="ro2">
              <table:table-cell table:style-name="ce7" office:value-type="string" calcext:value-type="string">
                <text:p>Week 10</text:p>
              </table:table-cell>
              <table:table-cell table:style-name="ce13" table:content-validation-name="val1"/>
              <table:table-cell table:style-name="ce18"/>
              <table:table-cell table:style-name="ce24"/>
              <table:table-cell table:style-name="ce27"/>
              <table:table-cell table:style-name="ce39" table:content-validation-name="val2"/>
              <table:table-cell table:style-name="ce13"/>
              <table:table-cell table:style-name="ce62" table:formula="of:=IF(OR([.D55]=&quot;&quot;;[.E55]=&quot;&quot;);&quot;&quot;;[.D55]-[.E55])">
                <text:p/>
              </table:table-cell>
              <table:table-cell table:style-name="ce62" table:formula="of:=IF(OR([.H55]=&quot;&quot;;[.E55]=0);&quot;&quot;;ABS([.H55])/[.E55]*100)">
                <text:p/>
              </table:table-cell>
              <table:table-cell table:style-name="ce13" table:number-columns-repeated="1015"/>
            </table:table-row>
          </table:table-row-group>
        </table:table-row-group>
        <table:table-row table:style-name="ro2">
          <table:table-cell office:value-type="string" calcext:value-type="string">
            <text:p>Analsyt App view</text:p>
          </table:table-cell>
          <table:table-cell table:content-validation-name="val1" office:value-type="string" calcext:value-type="string">
            <text:p>Requirements</text:p>
          </table:table-cell>
          <table:table-cell office:value-type="string" calcext:value-type="string">
            <text:p>Vatika </text:p>
          </table:table-cell>
          <table:table-cell office:value-type="float" office:value="3" calcext:value-type="float">
            <text:p>3</text:p>
          </table:table-cell>
          <table:table-cell/>
          <table:table-cell table:style-name="ce33" table:content-validation-name="val2" office:value-type="string" calcext:value-type="string">
            <text:p>Delayed</text:p>
          </table:table-cell>
          <table:table-cell office:value-type="string" calcext:value-type="string">
            <text:p>Inconsistent with clients' requirements</text:p>
          </table:table-cell>
          <table:table-cell table:style-name="ce62" table:formula="of:=IF(OR([.D56]=&quot;&quot;;[.E56]=&quot;&quot;);&quot;&quot;;[.D56]-[.E56])">
            <text:p/>
          </table:table-cell>
          <table:table-cell table:style-name="ce62" table:formula="of:=IF(OR([.H56]=&quot;&quot;;[.E56]=0);&quot;&quot;;ABS([.H56])/[.E56]*100)">
            <text:p/>
          </table:table-cell>
          <table:table-cell table:number-columns-repeated="1015"/>
        </table:table-row>
        <table:table-row table:style-name="ro2">
          <table:table-cell office:value-type="string" calcext:value-type="string">
            <text:p>Analyst Approval rejection fea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57]=&quot;&quot;;[.E57]=&quot;&quot;);&quot;&quot;;[.D57]-[.E57])" office:value-type="float" office:value="0" calcext:value-type="float">
            <text:p>0</text:p>
          </table:table-cell>
          <table:table-cell table:style-name="ce62" table:formula="of:=IF(OR([.H57]=&quot;&quot;;[.E57]=0);&quot;&quot;;ABS([.H57])/[.E57]*100)" office:value-type="float" office:value="0" calcext:value-type="float">
            <text:p>0</text:p>
          </table:table-cell>
          <table:table-cell table:number-columns-repeated="1015"/>
        </table:table-row>
        <table:table-row table:style-name="ro2">
          <table:table-cell office:value-type="string" calcext:value-type="string">
            <text:p>Admin App view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58]=&quot;&quot;;[.E58]=&quot;&quot;);&quot;&quot;;[.D58]-[.E58])" office:value-type="float" office:value="0" calcext:value-type="float">
            <text:p>0</text:p>
          </table:table-cell>
          <table:table-cell table:style-name="ce62" table:formula="of:=IF(OR([.H58]=&quot;&quot;;[.E58]=0);&quot;&quot;;ABS([.H58])/[.E58]*100)" office:value-type="float" office:value="0" calcext:value-type="float">
            <text:p>0</text:p>
          </table:table-cell>
          <table:table-cell table:number-columns-repeated="1015"/>
        </table:table-row>
        <table:table-row table:style-name="ro2">
          <table:table-cell office:value-type="string" calcext:value-type="string">
            <text:p>Admin versions view</text:p>
          </table:table-cell>
          <table:table-cell table:content-validation-name="val1" office:value-type="string" calcext:value-type="string">
            <text:p>Requirements</text:p>
          </table:table-cell>
          <table:table-cell office:value-type="string" calcext:value-type="string">
            <text:p>Abhijeet</text:p>
          </table:table-cell>
          <table:table-cell table:number-columns-repeated="2" office:value-type="float" office:value="3" calcext:value-type="float">
            <text:p>3</text:p>
          </table:table-cell>
          <table:table-cell table:style-name="ce33" table:content-validation-name="val2" office:value-type="string" calcext:value-type="string">
            <text:p>Delayed</text:p>
          </table:table-cell>
          <table:table-cell/>
          <table:table-cell table:style-name="ce62" table:number-columns-repeated="2"/>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0.75" calcext:value-type="float">
            <text:p>0.75</text:p>
          </table:table-cell>
          <table:table-cell table:style-name="ce40" table:content-validation-name="val2" office:value-type="string" calcext:value-type="string">
            <text:p>Done</text:p>
          </table:table-cell>
          <table:table-cell/>
          <table:table-cell table:style-name="ce62" table:formula="of:=IF(OR([.D60]=&quot;&quot;;[.E60]=&quot;&quot;);&quot;&quot;;[.D60]-[.E60])" office:value-type="float" office:value="-0.25" calcext:value-type="float">
            <text:p>-0.25</text:p>
          </table:table-cell>
          <table:table-cell table:style-name="ce62" table:formula="of:=IF(OR([.H60]=&quot;&quot;;[.E60]=0);&quot;&quot;;ABS([.H60])/[.E60]*100)" office:value-type="float" office:value="33.3333333333333" calcext:value-type="float">
            <text:p>33.3333333333</text:p>
          </table:table-cell>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1"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table-cell office:value-type="string" calcext:value-type="string">
            <text:p>Admin Approval rejection featur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office:value-type="float" office:value="2" calcext:value-type="float">
            <text:p>2</text:p>
          </table:table-cell>
          <table:table-cell table:style-name="ce33" table:content-validation-name="val2" office:value-type="string" calcext:value-type="string">
            <text:p>Done</text:p>
          </table:table-cell>
          <table:table-cell/>
          <table:table-cell table:style-name="ce62" table:formula="of:=IF(OR([.D62]=&quot;&quot;;[.E62]=&quot;&quot;);&quot;&quot;;[.D62]-[.E62])" office:value-type="float" office:value="0" calcext:value-type="float">
            <text:p>0</text:p>
          </table:table-cell>
          <table:table-cell table:style-name="ce62" table:formula="of:=IF(OR([.H62]=&quot;&quot;;[.E62]=0);&quot;&quot;;ABS([.H62])/[.E62]*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1</text:p>
              </table:table-cell>
              <table:table-cell table:style-name="ce13" table:content-validation-name="val1"/>
              <table:table-cell table:style-name="ce18"/>
              <table:table-cell table:style-name="ce24"/>
              <table:table-cell table:style-name="ce27"/>
              <table:table-cell table:style-name="ce42" table:content-validation-name="val2"/>
              <table:table-cell table:style-name="ce13"/>
              <table:table-cell table:style-name="ce62" table:formula="of:=IF(OR([.D63]=&quot;&quot;;[.E63]=&quot;&quot;);&quot;&quot;;[.D63]-[.E63])">
                <text:p/>
              </table:table-cell>
              <table:table-cell table:style-name="ce62" table:formula="of:=IF(OR([.H63]=&quot;&quot;;[.E63]=0);&quot;&quot;;ABS([.H63])/[.E63]*100)">
                <text:p/>
              </table:table-cell>
              <table:table-cell table:style-name="ce13" table:number-columns-repeated="1015"/>
            </table:table-row>
          </table:table-row-group>
        </table:table-row-group>
        <table:table-row table:style-name="ro2">
          <table:table-cell office:value-type="string" calcext:value-type="string">
            <text:p>Developer Versions view</text:p>
          </table:table-cell>
          <table:table-cell table:content-validation-name="val1" office:value-type="string" calcext:value-type="string">
            <text:p>Development</text:p>
          </table:table-cell>
          <table:table-cell office:value-type="string" calcext:value-type="string">
            <text:p>Vatika </text:p>
          </table:table-cell>
          <table:table-cell office:value-type="float" office:value="3" calcext:value-type="float">
            <text:p>3</text:p>
          </table:table-cell>
          <table:table-cell office:value-type="float" office:value="4" calcext:value-type="float">
            <text:p>4</text:p>
          </table:table-cell>
          <table:table-cell table:style-name="ce33" table:content-validation-name="val2" office:value-type="string" calcext:value-type="string">
            <text:p>Done</text:p>
          </table:table-cell>
          <table:table-cell/>
          <table:table-cell table:style-name="ce62" table:formula="of:=IF(OR([.D64]=&quot;&quot;;[.E64]=&quot;&quot;);&quot;&quot;;[.D64]-[.E64])" office:value-type="float" office:value="-1" calcext:value-type="float">
            <text:p>-1</text:p>
          </table:table-cell>
          <table:table-cell table:style-name="ce62" table:formula="of:=IF(OR([.H64]=&quot;&quot;;[.E64]=0);&quot;&quot;;ABS([.H64])/[.E64]*100)" office:value-type="float" office:value="25" calcext:value-type="float">
            <text:p>25</text:p>
          </table:table-cell>
          <table:table-cell table:number-columns-repeated="1015"/>
        </table:table-row>
        <table:table-row table:style-name="ro2">
          <table:table-cell office:value-type="string" calcext:value-type="string">
            <text:p>Developer Applications view</text:p>
          </table:table-cell>
          <table:table-cell table:content-validation-name="val1" office:value-type="string" calcext:value-type="string">
            <text:p>Development</text:p>
          </table:table-cell>
          <table:table-cell office:value-type="string" calcext:value-type="string">
            <text:p>Abhijeet</text:p>
          </table:table-cell>
          <table:table-cell table:number-columns-repeated="2" office:value-type="float" office:value="3" calcext:value-type="float">
            <text:p>3</text:p>
          </table:table-cell>
          <table:table-cell table:style-name="ce33" table:content-validation-name="val2" office:value-type="string" calcext:value-type="string">
            <text:p>Done</text:p>
          </table:table-cell>
          <table:table-cell/>
          <table:table-cell table:style-name="ce62" table:formula="of:=IF(OR([.D65]=&quot;&quot;;[.E65]=&quot;&quot;);&quot;&quot;;[.D65]-[.E65])" office:value-type="float" office:value="0" calcext:value-type="float">
            <text:p>0</text:p>
          </table:table-cell>
          <table:table-cell table:style-name="ce62" table:formula="of:=IF(OR([.H65]=&quot;&quot;;[.E65]=0);&quot;&quot;;ABS([.H65])/[.E65]*100)" office:value-type="float" office:value="0" calcext:value-type="float">
            <text:p>0</text:p>
          </table:table-cell>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table:table-cell table:style-name="ce33" table:content-validation-name="val2" office:value-type="string" calcext:value-type="string">
            <text:p>Delayed</text:p>
          </table:table-cell>
          <table:table-cell office:value-type="string" calcext:value-type="string">
            <text:p>Inconsistent with clients' requirements</text:p>
          </table:table-cell>
          <table:table-cell table:style-name="ce62" table:formula="of:=IF(OR([.D66]=&quot;&quot;;[.E66]=&quot;&quot;);&quot;&quot;;[.D66]-[.E66])">
            <text:p/>
          </table:table-cell>
          <table:table-cell table:style-name="ce62" table:formula="of:=IF(OR([.H66]=&quot;&quot;;[.E66]=0);&quot;&quot;;ABS([.H66])/[.E66]*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office:value-type="float" office:value="1" calcext:value-type="float">
            <text:p>1</text:p>
          </table:table-cell>
          <table:table-cell table:style-name="ce43" table:content-validation-name="val2" office:value-type="string" calcext:value-type="string">
            <text:p>Done</text:p>
          </table:table-cell>
          <table:table-cell/>
          <table:table-cell table:style-name="ce62" table:formula="of:=IF(OR([.D67]=&quot;&quot;;[.E67]=&quot;&quot;);&quot;&quot;;[.D67]-[.E67])" office:value-type="float" office:value="-0.5" calcext:value-type="float">
            <text:p>-0.5</text:p>
          </table:table-cell>
          <table:table-cell table:style-name="ce62" table:formula="of:=IF(OR([.H67]=&quot;&quot;;[.E67]=0);&quot;&quot;;ABS([.H67])/[.E67]*100)" office:value-type="float" office:value="50" calcext:value-type="float">
            <text:p>50</text:p>
          </table:table-cell>
          <table:table-cell table:number-columns-repeated="1015"/>
        </table:table-row>
        <table:table-row table:style-name="ro10">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office:value-type="float" office:value="0.5" calcext:value-type="float">
            <text:p>0.5</text:p>
          </table:table-cell>
          <table:table-cell table:style-name="ce44" table:content-validation-name="val2" office:value-type="string" calcext:value-type="string">
            <text:p>Done</text:p>
          </table:table-cell>
          <table:table-cell/>
          <table:table-cell table:style-name="ce62" table:number-columns-repeated="2"/>
          <table:table-cell table:number-columns-repeated="1015"/>
        </table:table-row>
        <table:table-row table:style-name="ro2" table:visibility="collapse">
          <table:table-cell table:style-name="Default" table:number-columns-repeated="3"/>
          <table:table-cell table:style-name="ce26" table:number-columns-repeated="2"/>
          <table:table-cell table:style-name="Default" table:number-columns-repeated="252"/>
          <table:table-cell table:number-columns-repeated="767"/>
        </table:table-row>
        <table:table-row table:style-name="ro2">
          <table:table-cell office:value-type="string" calcext:value-type="string">
            <text:p>Developer create new app</text:p>
          </table:table-cell>
          <table:table-cell table:content-validation-name="val1" office:value-type="string" calcext:value-type="string">
            <text:p>Development</text:p>
          </table:table-cell>
          <table:table-cell office:value-type="string" calcext:value-type="string">
            <text:p>Aryaman</text:p>
          </table:table-cell>
          <table:table-cell table:number-columns-repeated="2" office:value-type="float" office:value="4" calcext:value-type="float">
            <text:p>4</text:p>
          </table:table-cell>
          <table:table-cell table:style-name="ce33" table:content-validation-name="val2" office:value-type="string" calcext:value-type="string">
            <text:p>Done</text:p>
          </table:table-cell>
          <table:table-cell/>
          <table:table-cell table:style-name="ce62" table:formula="of:=IF(OR([.D70]=&quot;&quot;;[.E70]=&quot;&quot;);&quot;&quot;;[.D70]-[.E70])" office:value-type="float" office:value="0" calcext:value-type="float">
            <text:p>0</text:p>
          </table:table-cell>
          <table:table-cell table:style-name="ce62" table:formula="of:=IF(OR([.H70]=&quot;&quot;;[.E70]=0);&quot;&quot;;ABS([.H70])/[.E70]*100)" office:value-type="float" office:value="0" calcext:value-type="float">
            <text:p>0</text:p>
          </table:table-cell>
          <table:table-cell table:number-columns-repeated="1015"/>
        </table:table-row>
        <table:table-row-group>
          <table:table-row-group>
            <table:table-row table:style-name="ro2">
              <table:table-cell table:style-name="ce7" office:value-type="string" calcext:value-type="string">
                <text:p>Week 13</text:p>
              </table:table-cell>
              <table:table-cell table:style-name="ce13" table:content-validation-name="val1"/>
              <table:table-cell table:style-name="ce18"/>
              <table:table-cell table:style-name="ce24"/>
              <table:table-cell table:style-name="ce27"/>
              <table:table-cell table:style-name="ce45" table:content-validation-name="val2"/>
              <table:table-cell table:style-name="ce13"/>
              <table:table-cell table:style-name="ce62" table:formula="of:=IF(OR([.D71]=&quot;&quot;;[.E71]=&quot;&quot;);&quot;&quot;;[.D71]-[.E71])">
                <text:p/>
              </table:table-cell>
              <table:table-cell table:style-name="ce62" table:formula="of:=IF(OR([.H71]=&quot;&quot;;[.E71]=0);&quot;&quot;;ABS([.H71])/[.E71]*100)">
                <text:p/>
              </table:table-cell>
              <table:table-cell table:style-name="ce13" table:number-columns-repeated="1015"/>
            </table:table-row>
          </table:table-row-group>
        </table:table-row-group>
        <table:table-row table:style-name="ro2">
          <table:table-cell table:style-name="Default" office:value-type="string" calcext:value-type="string">
            <text:p>Category – Reveiwer Mapping</text:p>
          </table:table-cell>
          <table:table-cell table:content-validation-name="val1" office:value-type="string" calcext:value-type="string">
            <text:p>Development</text:p>
          </table:table-cell>
          <table:table-cell office:value-type="string" calcext:value-type="string">
            <text:p>Aryaman</text:p>
          </table:table-cell>
          <table:table-cell office:value-type="float" office:value="3" calcext:value-type="float">
            <text:p>3</text:p>
          </table:table-cell>
          <table:table-cell/>
          <table:table-cell table:style-name="ce33" table:content-validation-name="val2" office:value-type="string" calcext:value-type="string">
            <text:p>Ongoing</text:p>
          </table:table-cell>
          <table:table-cell/>
          <table:table-cell table:style-name="ce62" table:formula="of:=IF(OR([.D72]=&quot;&quot;;[.E72]=&quot;&quot;);&quot;&quot;;[.D72]-[.E72])">
            <text:p/>
          </table:table-cell>
          <table:table-cell table:style-name="ce62" table:formula="of:=IF(OR([.H72]=&quot;&quot;;[.E72]=0);&quot;&quot;;ABS([.H72])/[.E72]*100)">
            <text:p/>
          </table:table-cell>
          <table:table-cell table:number-columns-repeated="1015"/>
        </table:table-row>
        <table:table-row table:style-name="ro2">
          <table:table-cell office:value-type="string" calcext:value-type="string">
            <text:p>Admin : categories CRUD</text:p>
          </table:table-cell>
          <table:table-cell table:content-validation-name="val1" office:value-type="string" calcext:value-type="string">
            <text:p>Development</text:p>
          </table:table-cell>
          <table:table-cell office:value-type="string" calcext:value-type="string">
            <text:p>Vatika </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2" table:formula="of:=IF(OR([.D73]=&quot;&quot;;[.E73]=&quot;&quot;);&quot;&quot;;[.D73]-[.E73])">
            <text:p/>
          </table:table-cell>
          <table:table-cell table:style-name="ce62" table:formula="of:=IF(OR([.H73]=&quot;&quot;;[.E73]=0);&quot;&quot;;ABS([.H73])/[.E73]*100)">
            <text:p/>
          </table:table-cell>
          <table:table-cell table:number-columns-repeated="1015"/>
        </table:table-row>
        <table:table-row table:style-name="ro2">
          <table:table-cell office:value-type="string" calcext:value-type="string">
            <text:p>Admin : Checklist CRUD</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2" table:formula="of:=IF(OR([.D74]=&quot;&quot;;[.E74]=&quot;&quot;);&quot;&quot;;[.D74]-[.E74])">
            <text:p/>
          </table:table-cell>
          <table:table-cell table:style-name="ce62" table:formula="of:=IF(OR([.H74]=&quot;&quot;;[.E74]=0);&quot;&quot;;ABS([.H74])/[.E74]*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office:value-type="float" office:value="0.5" calcext:value-type="float">
            <text:p>0.5</text:p>
          </table:table-cell>
          <table:table-cell table:style-name="ce23"/>
          <table:table-cell table:style-name="ce46" table:content-validation-name="val2" office:value-type="string" calcext:value-type="string">
            <text:p>Ongoing</text:p>
          </table:table-cell>
          <table:table-cell/>
          <table:table-cell table:style-name="ce62" table:formula="of:=IF(OR([.D75]=&quot;&quot;;[.E75]=&quot;&quot;);&quot;&quot;;[.D75]-[.E75])">
            <text:p/>
          </table:table-cell>
          <table:table-cell table:style-name="ce62" table:formula="of:=IF(OR([.H75]=&quot;&quot;;[.E75]=0);&quot;&quot;;ABS([.H75])/[.E75]*100)">
            <text:p/>
          </table:table-cell>
          <table:table-cell table:number-columns-repeated="1015"/>
        </table:table-row>
        <table:table-row table:style-name="ro2">
          <table:table-cell table:style-name="ce8"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ce26" office:value-type="float" office:value="5" calcext:value-type="float">
            <text:p>5</text:p>
          </table:table-cell>
          <table:table-cell table:style-name="ce23"/>
          <table:table-cell table:style-name="ce47" table:content-validation-name="val2" office:value-type="string" calcext:value-type="string">
            <text:p>Ongoing</text:p>
          </table:table-cell>
          <table:table-cell/>
          <table:table-cell table:style-name="ce62"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office:value-type="float" office:value="0.5" calcext:value-type="float">
            <text:p>0.5</text:p>
          </table:table-cell>
          <table:table-cell table:style-name="ce23"/>
          <table:table-cell table:style-name="ce48" table:content-validation-name="val2" office:value-type="string" calcext:value-type="string">
            <text:p>Ongoing</text:p>
          </table:table-cell>
          <table:table-cell/>
          <table:table-cell table:style-name="ce62" table:number-columns-repeated="2"/>
          <table:table-cell table:number-columns-repeated="1015"/>
        </table:table-row>
        <table:table-row table:style-name="ro2">
          <table:table-cell office:value-type="string" calcext:value-type="string">
            <text:p>Developer Add new versions</text:p>
          </table:table-cell>
          <table:table-cell table:content-validation-name="val1" office:value-type="string" calcext:value-type="string">
            <text:p>Development</text:p>
          </table:table-cell>
          <table:table-cell office:value-type="string" calcext:value-type="string">
            <text:p>Shikha</text:p>
          </table:table-cell>
          <table:table-cell office:value-type="float" office:value="2" calcext:value-type="float">
            <text:p>2</text:p>
          </table:table-cell>
          <table:table-cell/>
          <table:table-cell table:style-name="ce49" table:content-validation-name="val2" office:value-type="string" calcext:value-type="string">
            <text:p>Ongoing</text:p>
          </table:table-cell>
          <table:table-cell/>
          <table:table-cell table:style-name="ce62" table:formula="of:=IF(OR([.D78]=&quot;&quot;;[.E78]=&quot;&quot;);&quot;&quot;;[.D78]-[.E78])">
            <text:p/>
          </table:table-cell>
          <table:table-cell table:style-name="ce62" table:formula="of:=IF(OR([.H78]=&quot;&quot;;[.E78]=0);&quot;&quot;;ABS([.H78])/[.E78]*100)">
            <text:p/>
          </table:table-cell>
          <table:table-cell table:number-columns-repeated="1015"/>
        </table:table-row>
        <table:table-row table:style-name="ro2">
          <table:table-cell office:value-type="string" calcext:value-type="string">
            <text:p>Admin : Change password ( users')</text:p>
          </table:table-cell>
          <table:table-cell table:content-validation-name="val1" office:value-type="string" calcext:value-type="string">
            <text:p>Development</text:p>
          </table:table-cell>
          <table:table-cell office:value-type="string" calcext:value-type="string">
            <text:p>Aryaman</text:p>
          </table:table-cell>
          <table:table-cell office:value-type="float" office:value="2" calcext:value-type="float">
            <text:p>2</text:p>
          </table:table-cell>
          <table:table-cell/>
          <table:table-cell table:style-name="ce33" table:content-validation-name="val2" office:value-type="string" calcext:value-type="string">
            <text:p>Ongoing</text:p>
          </table:table-cell>
          <table:table-cell/>
          <table:table-cell table:style-name="ce62" table:formula="of:=IF(OR([.D79]=&quot;&quot;;[.E79]=&quot;&quot;);&quot;&quot;;[.D79]-[.E79])">
            <text:p/>
          </table:table-cell>
          <table:table-cell table:style-name="ce62" table:formula="of:=IF(OR([.H79]=&quot;&quot;;[.E79]=0);&quot;&quot;;ABS([.H79])/[.E79]*100)">
            <text:p/>
          </table:table-cell>
          <table:table-cell table:number-columns-repeated="1015"/>
        </table:table-row>
        <table:table-row-group>
          <table:table-row-group>
            <table:table-row table:style-name="ro2">
              <table:table-cell table:style-name="ce7" office:value-type="string" calcext:value-type="string">
                <text:p>Week 14</text:p>
              </table:table-cell>
              <table:table-cell table:style-name="ce13" table:content-validation-name="val1"/>
              <table:table-cell table:style-name="ce18"/>
              <table:table-cell table:style-name="ce24"/>
              <table:table-cell table:style-name="ce27"/>
              <table:table-cell table:style-name="ce50" table:content-validation-name="val2"/>
              <table:table-cell table:style-name="ce13"/>
              <table:table-cell table:style-name="ce62" table:formula="of:=IF(OR([.D80]=&quot;&quot;;[.E80]=&quot;&quot;);&quot;&quot;;[.D80]-[.E80])">
                <text:p/>
              </table:table-cell>
              <table:table-cell table:style-name="ce62" table:formula="of:=IF(OR([.H80]=&quot;&quot;;[.E80]=0);&quot;&quot;;ABS([.H80])/[.E80]*100)">
                <text:p/>
              </table:table-cell>
              <table:table-cell table:style-name="ce13" table:number-columns-repeated="1015"/>
            </table:table-row>
          </table:table-row-group>
        </table:table-row-group>
        <table:table-row table:style-name="ro2">
          <table:table-cell office:value-type="string" calcext:value-type="string">
            <text:p>Delete : Soft delete</text:p>
          </table:table-cell>
          <table:table-cell table:content-validation-name="val1" office:value-type="string" calcext:value-type="string">
            <text:p>Requirements</text:p>
          </table:table-cell>
          <table:table-cell office:value-type="string" calcext:value-type="string">
            <text:p>Aryaman</text:p>
          </table:table-cell>
          <table:table-cell table:number-columns-repeated="2"/>
          <table:table-cell table:style-name="ce33" table:content-validation-name="val2" office:value-type="string" calcext:value-type="string">
            <text:p>Planned</text:p>
          </table:table-cell>
          <table:table-cell/>
          <table:table-cell table:style-name="ce62" table:formula="of:=IF(OR([.D81]=&quot;&quot;;[.E81]=&quot;&quot;);&quot;&quot;;[.D81]-[.E81])">
            <text:p/>
          </table:table-cell>
          <table:table-cell table:style-name="ce62" table:formula="of:=IF(OR([.H81]=&quot;&quot;;[.E81]=0);&quot;&quot;;ABS([.H81])/[.E81]*100)">
            <text:p/>
          </table:table-cell>
          <table:table-cell table:number-columns-repeated="1015"/>
        </table:table-row>
        <table:table-row table:style-name="ro2">
          <table:table-cell office:value-type="string" calcext:value-type="string">
            <text:p>History : Versions </text:p>
          </table:table-cell>
          <table:table-cell table:content-validation-name="val1" office:value-type="string" calcext:value-type="string">
            <text:p>Requirements</text:p>
          </table:table-cell>
          <table:table-cell office:value-type="string" calcext:value-type="string">
            <text:p>Shikha</text:p>
          </table:table-cell>
          <table:table-cell table:number-columns-repeated="2"/>
          <table:table-cell table:style-name="ce33" table:content-validation-name="val2" office:value-type="string" calcext:value-type="string">
            <text:p>Planned</text:p>
          </table:table-cell>
          <table:table-cell/>
          <table:table-cell table:style-name="ce62" table:formula="of:=IF(OR([.D82]=&quot;&quot;;[.E82]=&quot;&quot;);&quot;&quot;;[.D82]-[.E82])">
            <text:p/>
          </table:table-cell>
          <table:table-cell table:style-name="ce62" table:formula="of:=IF(OR([.H82]=&quot;&quot;;[.E82]=0);&quot;&quot;;ABS([.H82])/[.E82]*100)">
            <text:p/>
          </table:table-cell>
          <table:table-cell table:number-columns-repeated="1015"/>
        </table:table-row>
        <table:table-row table:style-name="ro2">
          <table:table-cell table:style-name="ce8"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Shikha</text:p>
          </table:table-cell>
          <table:table-cell table:style-name="ce26"/>
          <table:table-cell table:style-name="ce23"/>
          <table:table-cell table:style-name="ce51" table:content-validation-name="val2" office:value-type="string" calcext:value-type="string">
            <text:p>Planned</text:p>
          </table:table-cell>
          <table:table-cell/>
          <table:table-cell table:style-name="ce62" table:formula="of:=IF(OR([.D83]=&quot;&quot;;[.E83]=&quot;&quot;);&quot;&quot;;[.D83]-[.E83])">
            <text:p/>
          </table:table-cell>
          <table:table-cell table:style-name="ce62" table:formula="of:=IF(OR([.H83]=&quot;&quot;;[.E83]=0);&quot;&quot;;ABS([.H83])/[.E83]*100)">
            <text:p/>
          </table:table-cell>
          <table:table-cell table:number-columns-repeated="1015"/>
        </table:table-row>
        <table:table-row table:style-name="ro2">
          <table:table-cell table:style-name="ce8" office:value-type="string" calcext:value-type="string">
            <text:p>Validations</text:p>
          </table:table-cell>
          <table:table-cell table:content-validation-name="val1" office:value-type="string" calcext:value-type="string">
            <text:p>Development</text:p>
          </table:table-cell>
          <table:table-cell office:value-type="string" calcext:value-type="string">
            <text:p>Abhijeet</text:p>
          </table:table-cell>
          <table:table-cell table:style-name="ce26"/>
          <table:table-cell table:style-name="ce23"/>
          <table:table-cell table:style-name="ce52" table:content-validation-name="val2" office:value-type="string" calcext:value-type="string">
            <text:p>Planned</text:p>
          </table:table-cell>
          <table:table-cell/>
          <table:table-cell table:style-name="ce62" table:number-columns-repeated="2"/>
          <table:table-cell table:number-columns-repeated="1015"/>
        </table:table-row>
        <table:table-row table:style-name="ro2">
          <table:table-cell table:style-name="ce8" office:value-type="string" calcext:value-type="string">
            <text:p>Testing </text:p>
          </table:table-cell>
          <table:table-cell table:content-validation-name="val1" office:value-type="string" calcext:value-type="string">
            <text:p>Testing</text:p>
          </table:table-cell>
          <table:table-cell office:value-type="string" calcext:value-type="string">
            <text:p>Abhijeet</text:p>
          </table:table-cell>
          <table:table-cell table:style-name="ce26"/>
          <table:table-cell table:style-name="ce23"/>
          <table:table-cell table:style-name="ce51" table:content-validation-name="val2" office:value-type="string" calcext:value-type="string">
            <text:p>Planned</text:p>
          </table:table-cell>
          <table:table-cell/>
          <table:table-cell table:style-name="ce62" table:number-columns-repeated="2"/>
          <table:table-cell table:number-columns-repeated="1015"/>
        </table:table-row>
        <table:table-row table:style-name="ro2">
          <table:table-cell table:style-name="ce8" office:value-type="string" calcext:value-type="string">
            <text:p>Meeting minutes</text:p>
          </table:table-cell>
          <table:table-cell table:content-validation-name="val1" office:value-type="string" calcext:value-type="string">
            <text:p>Documentation</text:p>
          </table:table-cell>
          <table:table-cell office:value-type="string" calcext:value-type="string">
            <text:p>Vatika </text:p>
          </table:table-cell>
          <table:table-cell table:style-name="ce26"/>
          <table:table-cell table:style-name="ce23"/>
          <table:table-cell table:style-name="ce53" table:content-validation-name="val2" office:value-type="string" calcext:value-type="string">
            <text:p>Planned</text:p>
          </table:table-cell>
          <table:table-cell/>
          <table:table-cell table:style-name="ce62" table:number-columns-repeated="2"/>
          <table:table-cell table:number-columns-repeated="1015"/>
        </table:table-row>
        <table:table-row table:style-name="ro2">
          <table:table-cell office:value-type="string" calcext:value-type="string">
            <text:p>Developer <text:s/>: Multimedia Upload</text:p>
          </table:table-cell>
          <table:table-cell table:content-validation-name="val1" office:value-type="string" calcext:value-type="string">
            <text:p>Requirements</text:p>
          </table:table-cell>
          <table:table-cell office:value-type="string" calcext:value-type="string">
            <text:p>Vatika </text:p>
          </table:table-cell>
          <table:table-cell table:number-columns-repeated="2"/>
          <table:table-cell table:style-name="ce33" table:content-validation-name="val2" office:value-type="string" calcext:value-type="string">
            <text:p>Planned</text:p>
          </table:table-cell>
          <table:table-cell/>
          <table:table-cell table:style-name="ce62" table:formula="of:=IF(OR([.D87]=&quot;&quot;;[.E87]=&quot;&quot;);&quot;&quot;;[.D87]-[.E87])">
            <text:p/>
          </table:table-cell>
          <table:table-cell table:style-name="ce62" table:formula="of:=IF(OR([.H87]=&quot;&quot;;[.E87]=0);&quot;&quot;;ABS([.H87])/[.E87]*100)">
            <text:p/>
          </table:table-cell>
          <table:table-cell table:number-columns-repeated="1015"/>
        </table:table-row>
        <table:table-row-group>
          <table:table-row-group>
            <table:table-row table:style-name="ro2">
              <table:table-cell table:style-name="ce7" office:value-type="string" calcext:value-type="string">
                <text:p>Week 15</text:p>
              </table:table-cell>
              <table:table-cell table:style-name="ce13" table:content-validation-name="val1"/>
              <table:table-cell table:style-name="ce18"/>
              <table:table-cell table:style-name="ce24"/>
              <table:table-cell table:style-name="ce27"/>
              <table:table-cell table:style-name="ce54" table:content-validation-name="val2"/>
              <table:table-cell table:style-name="ce13"/>
              <table:table-cell table:style-name="ce62" table:formula="of:=IF(OR([.D88]=&quot;&quot;;[.E88]=&quot;&quot;);&quot;&quot;;[.D88]-[.E88])">
                <text:p/>
              </table:table-cell>
              <table:table-cell table:style-name="ce62" table:formula="of:=IF(OR([.H88]=&quot;&quot;;[.E88]=0);&quot;&quot;;ABS([.H88])/[.E88]*100)">
                <text:p/>
              </table:table-cell>
              <table:table-cell table:style-name="ce13" table:number-columns-repeated="1015"/>
            </table:table-row>
          </table:table-row-group>
        </table:table-row-group>
        <table:table-row table:style-name="ro2" table:number-rows-repeated="2">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5" table:content-validation-name="val2"/>
          <table:table-cell/>
          <table:table-cell table:style-name="ce62"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ce8"/>
          <table:table-cell table:content-validation-name="val1"/>
          <table:table-cell/>
          <table:table-cell table:style-name="ce26"/>
          <table:table-cell table:style-name="ce23"/>
          <table:table-cell table:style-name="ce56" table:content-validation-name="val2"/>
          <table:table-cell/>
          <table:table-cell table:style-name="ce62"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ce7" office:value-type="string" calcext:value-type="string">
            <text:p>Week 16</text:p>
          </table:table-cell>
          <table:table-cell table:style-name="ce13"/>
          <table:table-cell table:style-name="ce16"/>
          <table:table-cell table:style-name="ce27" table:number-columns-repeated="2"/>
          <table:table-cell table:style-name="ce57"/>
          <table:table-cell table:style-name="ce13"/>
          <table:table-cell table:style-name="ce62" table:number-columns-repeated="2"/>
          <table:table-cell table:number-columns-repeated="1015"/>
        </table:table-row>
        <table:table-row table:style-name="ro2" table:number-rows-repeated="4">
          <table:table-cell table:style-name="Default" table:number-columns-repeated="2"/>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Default" table:number-columns-repeated="2"/>
          <table:table-cell/>
          <table:table-cell table:style-name="ce26"/>
          <table:table-cell table:style-name="ce23"/>
          <table:table-cell table:style-name="ce58" table:content-validation-name="val2"/>
          <table:table-cell/>
          <table:table-cell table:style-name="ce62" table:number-columns-repeated="2"/>
          <table:table-cell table:number-columns-repeated="1015"/>
        </table:table-row>
        <table:table-row table:style-name="ro11">
          <table:table-cell table:style-name="Default" table:number-columns-repeated="2"/>
          <table:table-cell table:number-columns-repeated="3"/>
          <table:table-cell table:style-name="ce59" table:content-validation-name="val2"/>
          <table:table-cell/>
          <table:table-cell table:style-name="ce62" table:number-columns-repeated="2"/>
          <table:table-cell table:number-columns-repeated="1015"/>
        </table:table-row>
        <table:table-row table:style-name="ro2" table:number-rows-repeated="2">
          <table:table-cell table:style-name="Default" table:number-columns-repeated="2"/>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number-rows-repeated="11">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style-name="ce8"/>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number-rows-repeated="63">
          <table:table-cell/>
          <table:table-cell table:content-validation-name="val1"/>
          <table:table-cell table:number-columns-repeated="3"/>
          <table:table-cell table:style-name="ce33" table:content-validation-name="val2"/>
          <table:table-cell/>
          <table:table-cell table:style-name="ce62" table:number-columns-repeated="2"/>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79]=&quot;&quot;;[.E179]=&quot;&quot;);&quot;&quot;;[.D179]-[.E179])">
            <text:p/>
          </table:table-cell>
          <table:table-cell table:style-name="ce62"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0]=&quot;&quot;;[.E180]=&quot;&quot;);&quot;&quot;;[.D180]-[.E180])">
            <text:p/>
          </table:table-cell>
          <table:table-cell table:style-name="ce62"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1]=&quot;&quot;;[.E181]=&quot;&quot;);&quot;&quot;;[.D181]-[.E181])">
            <text:p/>
          </table:table-cell>
          <table:table-cell table:style-name="ce62"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2]=&quot;&quot;;[.E182]=&quot;&quot;);&quot;&quot;;[.D182]-[.E182])">
            <text:p/>
          </table:table-cell>
          <table:table-cell table:style-name="ce62"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3]=&quot;&quot;;[.E183]=&quot;&quot;);&quot;&quot;;[.D183]-[.E183])">
            <text:p/>
          </table:table-cell>
          <table:table-cell table:style-name="ce62"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4]=&quot;&quot;;[.E184]=&quot;&quot;);&quot;&quot;;[.D184]-[.E184])">
            <text:p/>
          </table:table-cell>
          <table:table-cell table:style-name="ce62"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5]=&quot;&quot;;[.E185]=&quot;&quot;);&quot;&quot;;[.D185]-[.E185])">
            <text:p/>
          </table:table-cell>
          <table:table-cell table:style-name="ce62"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6]=&quot;&quot;;[.E186]=&quot;&quot;);&quot;&quot;;[.D186]-[.E186])">
            <text:p/>
          </table:table-cell>
          <table:table-cell table:style-name="ce62"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7]=&quot;&quot;;[.E187]=&quot;&quot;);&quot;&quot;;[.D187]-[.E187])">
            <text:p/>
          </table:table-cell>
          <table:table-cell table:style-name="ce62"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8]=&quot;&quot;;[.E188]=&quot;&quot;);&quot;&quot;;[.D188]-[.E188])">
            <text:p/>
          </table:table-cell>
          <table:table-cell table:style-name="ce62"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89]=&quot;&quot;;[.E189]=&quot;&quot;);&quot;&quot;;[.D189]-[.E189])">
            <text:p/>
          </table:table-cell>
          <table:table-cell table:style-name="ce62"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0]=&quot;&quot;;[.E190]=&quot;&quot;);&quot;&quot;;[.D190]-[.E190])">
            <text:p/>
          </table:table-cell>
          <table:table-cell table:style-name="ce62"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1]=&quot;&quot;;[.E191]=&quot;&quot;);&quot;&quot;;[.D191]-[.E191])">
            <text:p/>
          </table:table-cell>
          <table:table-cell table:style-name="ce62"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2]=&quot;&quot;;[.E192]=&quot;&quot;);&quot;&quot;;[.D192]-[.E192])">
            <text:p/>
          </table:table-cell>
          <table:table-cell table:style-name="ce62"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3]=&quot;&quot;;[.E193]=&quot;&quot;);&quot;&quot;;[.D193]-[.E193])">
            <text:p/>
          </table:table-cell>
          <table:table-cell table:style-name="ce62"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4]=&quot;&quot;;[.E194]=&quot;&quot;);&quot;&quot;;[.D194]-[.E194])">
            <text:p/>
          </table:table-cell>
          <table:table-cell table:style-name="ce62"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5]=&quot;&quot;;[.E195]=&quot;&quot;);&quot;&quot;;[.D195]-[.E195])">
            <text:p/>
          </table:table-cell>
          <table:table-cell table:style-name="ce62"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6]=&quot;&quot;;[.E196]=&quot;&quot;);&quot;&quot;;[.D196]-[.E196])">
            <text:p/>
          </table:table-cell>
          <table:table-cell table:style-name="ce62"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7]=&quot;&quot;;[.E197]=&quot;&quot;);&quot;&quot;;[.D197]-[.E197])">
            <text:p/>
          </table:table-cell>
          <table:table-cell table:style-name="ce62"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8]=&quot;&quot;;[.E198]=&quot;&quot;);&quot;&quot;;[.D198]-[.E198])">
            <text:p/>
          </table:table-cell>
          <table:table-cell table:style-name="ce62"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199]=&quot;&quot;;[.E199]=&quot;&quot;);&quot;&quot;;[.D199]-[.E199])">
            <text:p/>
          </table:table-cell>
          <table:table-cell table:style-name="ce62"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0]=&quot;&quot;;[.E200]=&quot;&quot;);&quot;&quot;;[.D200]-[.E200])">
            <text:p/>
          </table:table-cell>
          <table:table-cell table:style-name="ce62"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1]=&quot;&quot;;[.E201]=&quot;&quot;);&quot;&quot;;[.D201]-[.E201])">
            <text:p/>
          </table:table-cell>
          <table:table-cell table:style-name="ce62"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2]=&quot;&quot;;[.E202]=&quot;&quot;);&quot;&quot;;[.D202]-[.E202])">
            <text:p/>
          </table:table-cell>
          <table:table-cell table:style-name="ce62"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3]=&quot;&quot;;[.E203]=&quot;&quot;);&quot;&quot;;[.D203]-[.E203])">
            <text:p/>
          </table:table-cell>
          <table:table-cell table:style-name="ce62"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4]=&quot;&quot;;[.E204]=&quot;&quot;);&quot;&quot;;[.D204]-[.E204])">
            <text:p/>
          </table:table-cell>
          <table:table-cell table:style-name="ce62"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5]=&quot;&quot;;[.E205]=&quot;&quot;);&quot;&quot;;[.D205]-[.E205])">
            <text:p/>
          </table:table-cell>
          <table:table-cell table:style-name="ce62"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6]=&quot;&quot;;[.E206]=&quot;&quot;);&quot;&quot;;[.D206]-[.E206])">
            <text:p/>
          </table:table-cell>
          <table:table-cell table:style-name="ce62"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7]=&quot;&quot;;[.E207]=&quot;&quot;);&quot;&quot;;[.D207]-[.E207])">
            <text:p/>
          </table:table-cell>
          <table:table-cell table:style-name="ce62"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8]=&quot;&quot;;[.E208]=&quot;&quot;);&quot;&quot;;[.D208]-[.E208])">
            <text:p/>
          </table:table-cell>
          <table:table-cell table:style-name="ce62"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09]=&quot;&quot;;[.E209]=&quot;&quot;);&quot;&quot;;[.D209]-[.E209])">
            <text:p/>
          </table:table-cell>
          <table:table-cell table:style-name="ce62"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0]=&quot;&quot;;[.E210]=&quot;&quot;);&quot;&quot;;[.D210]-[.E210])">
            <text:p/>
          </table:table-cell>
          <table:table-cell table:style-name="ce62"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1]=&quot;&quot;;[.E211]=&quot;&quot;);&quot;&quot;;[.D211]-[.E211])">
            <text:p/>
          </table:table-cell>
          <table:table-cell table:style-name="ce62"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2]=&quot;&quot;;[.E212]=&quot;&quot;);&quot;&quot;;[.D212]-[.E212])">
            <text:p/>
          </table:table-cell>
          <table:table-cell table:style-name="ce62"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3]=&quot;&quot;;[.E213]=&quot;&quot;);&quot;&quot;;[.D213]-[.E213])">
            <text:p/>
          </table:table-cell>
          <table:table-cell table:style-name="ce62"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4]=&quot;&quot;;[.E214]=&quot;&quot;);&quot;&quot;;[.D214]-[.E214])">
            <text:p/>
          </table:table-cell>
          <table:table-cell table:style-name="ce62"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5]=&quot;&quot;;[.E215]=&quot;&quot;);&quot;&quot;;[.D215]-[.E215])">
            <text:p/>
          </table:table-cell>
          <table:table-cell table:style-name="ce62"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6]=&quot;&quot;;[.E216]=&quot;&quot;);&quot;&quot;;[.D216]-[.E216])">
            <text:p/>
          </table:table-cell>
          <table:table-cell table:style-name="ce62"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7]=&quot;&quot;;[.E217]=&quot;&quot;);&quot;&quot;;[.D217]-[.E217])">
            <text:p/>
          </table:table-cell>
          <table:table-cell table:style-name="ce62"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8]=&quot;&quot;;[.E218]=&quot;&quot;);&quot;&quot;;[.D218]-[.E218])">
            <text:p/>
          </table:table-cell>
          <table:table-cell table:style-name="ce62"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19]=&quot;&quot;;[.E219]=&quot;&quot;);&quot;&quot;;[.D219]-[.E219])">
            <text:p/>
          </table:table-cell>
          <table:table-cell table:style-name="ce62"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0]=&quot;&quot;;[.E220]=&quot;&quot;);&quot;&quot;;[.D220]-[.E220])">
            <text:p/>
          </table:table-cell>
          <table:table-cell table:style-name="ce62"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1]=&quot;&quot;;[.E221]=&quot;&quot;);&quot;&quot;;[.D221]-[.E221])">
            <text:p/>
          </table:table-cell>
          <table:table-cell table:style-name="ce62"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2]=&quot;&quot;;[.E222]=&quot;&quot;);&quot;&quot;;[.D222]-[.E222])">
            <text:p/>
          </table:table-cell>
          <table:table-cell table:style-name="ce62"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3]=&quot;&quot;;[.E223]=&quot;&quot;);&quot;&quot;;[.D223]-[.E223])">
            <text:p/>
          </table:table-cell>
          <table:table-cell table:style-name="ce62"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4]=&quot;&quot;;[.E224]=&quot;&quot;);&quot;&quot;;[.D224]-[.E224])">
            <text:p/>
          </table:table-cell>
          <table:table-cell table:style-name="ce62"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5]=&quot;&quot;;[.E225]=&quot;&quot;);&quot;&quot;;[.D225]-[.E225])">
            <text:p/>
          </table:table-cell>
          <table:table-cell table:style-name="ce62"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6]=&quot;&quot;;[.E226]=&quot;&quot;);&quot;&quot;;[.D226]-[.E226])">
            <text:p/>
          </table:table-cell>
          <table:table-cell table:style-name="ce62"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7]=&quot;&quot;;[.E227]=&quot;&quot;);&quot;&quot;;[.D227]-[.E227])">
            <text:p/>
          </table:table-cell>
          <table:table-cell table:style-name="ce62"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8]=&quot;&quot;;[.E228]=&quot;&quot;);&quot;&quot;;[.D228]-[.E228])">
            <text:p/>
          </table:table-cell>
          <table:table-cell table:style-name="ce62"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29]=&quot;&quot;;[.E229]=&quot;&quot;);&quot;&quot;;[.D229]-[.E229])">
            <text:p/>
          </table:table-cell>
          <table:table-cell table:style-name="ce62"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0]=&quot;&quot;;[.E230]=&quot;&quot;);&quot;&quot;;[.D230]-[.E230])">
            <text:p/>
          </table:table-cell>
          <table:table-cell table:style-name="ce62"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1]=&quot;&quot;;[.E231]=&quot;&quot;);&quot;&quot;;[.D231]-[.E231])">
            <text:p/>
          </table:table-cell>
          <table:table-cell table:style-name="ce62"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2]=&quot;&quot;;[.E232]=&quot;&quot;);&quot;&quot;;[.D232]-[.E232])">
            <text:p/>
          </table:table-cell>
          <table:table-cell table:style-name="ce62"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3]=&quot;&quot;;[.E233]=&quot;&quot;);&quot;&quot;;[.D233]-[.E233])">
            <text:p/>
          </table:table-cell>
          <table:table-cell table:style-name="ce62"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4]=&quot;&quot;;[.E234]=&quot;&quot;);&quot;&quot;;[.D234]-[.E234])">
            <text:p/>
          </table:table-cell>
          <table:table-cell table:style-name="ce62"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5]=&quot;&quot;;[.E235]=&quot;&quot;);&quot;&quot;;[.D235]-[.E235])">
            <text:p/>
          </table:table-cell>
          <table:table-cell table:style-name="ce62"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6]=&quot;&quot;;[.E236]=&quot;&quot;);&quot;&quot;;[.D236]-[.E236])">
            <text:p/>
          </table:table-cell>
          <table:table-cell table:style-name="ce62"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7]=&quot;&quot;;[.E237]=&quot;&quot;);&quot;&quot;;[.D237]-[.E237])">
            <text:p/>
          </table:table-cell>
          <table:table-cell table:style-name="ce62"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8]=&quot;&quot;;[.E238]=&quot;&quot;);&quot;&quot;;[.D238]-[.E238])">
            <text:p/>
          </table:table-cell>
          <table:table-cell table:style-name="ce62"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39]=&quot;&quot;;[.E239]=&quot;&quot;);&quot;&quot;;[.D239]-[.E239])">
            <text:p/>
          </table:table-cell>
          <table:table-cell table:style-name="ce62"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0]=&quot;&quot;;[.E240]=&quot;&quot;);&quot;&quot;;[.D240]-[.E240])">
            <text:p/>
          </table:table-cell>
          <table:table-cell table:style-name="ce62"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1]=&quot;&quot;;[.E241]=&quot;&quot;);&quot;&quot;;[.D241]-[.E241])">
            <text:p/>
          </table:table-cell>
          <table:table-cell table:style-name="ce62"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2]=&quot;&quot;;[.E242]=&quot;&quot;);&quot;&quot;;[.D242]-[.E242])">
            <text:p/>
          </table:table-cell>
          <table:table-cell table:style-name="ce62"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3]=&quot;&quot;;[.E243]=&quot;&quot;);&quot;&quot;;[.D243]-[.E243])">
            <text:p/>
          </table:table-cell>
          <table:table-cell table:style-name="ce62"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4]=&quot;&quot;;[.E244]=&quot;&quot;);&quot;&quot;;[.D244]-[.E244])">
            <text:p/>
          </table:table-cell>
          <table:table-cell table:style-name="ce62"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5]=&quot;&quot;;[.E245]=&quot;&quot;);&quot;&quot;;[.D245]-[.E245])">
            <text:p/>
          </table:table-cell>
          <table:table-cell table:style-name="ce62"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6]=&quot;&quot;;[.E246]=&quot;&quot;);&quot;&quot;;[.D246]-[.E246])">
            <text:p/>
          </table:table-cell>
          <table:table-cell table:style-name="ce62"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7]=&quot;&quot;;[.E247]=&quot;&quot;);&quot;&quot;;[.D247]-[.E247])">
            <text:p/>
          </table:table-cell>
          <table:table-cell table:style-name="ce62"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8]=&quot;&quot;;[.E248]=&quot;&quot;);&quot;&quot;;[.D248]-[.E248])">
            <text:p/>
          </table:table-cell>
          <table:table-cell table:style-name="ce62"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49]=&quot;&quot;;[.E249]=&quot;&quot;);&quot;&quot;;[.D249]-[.E249])">
            <text:p/>
          </table:table-cell>
          <table:table-cell table:style-name="ce62"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0]=&quot;&quot;;[.E250]=&quot;&quot;);&quot;&quot;;[.D250]-[.E250])">
            <text:p/>
          </table:table-cell>
          <table:table-cell table:style-name="ce62"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1]=&quot;&quot;;[.E251]=&quot;&quot;);&quot;&quot;;[.D251]-[.E251])">
            <text:p/>
          </table:table-cell>
          <table:table-cell table:style-name="ce62"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2]=&quot;&quot;;[.E252]=&quot;&quot;);&quot;&quot;;[.D252]-[.E252])">
            <text:p/>
          </table:table-cell>
          <table:table-cell table:style-name="ce62"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3]=&quot;&quot;;[.E253]=&quot;&quot;);&quot;&quot;;[.D253]-[.E253])">
            <text:p/>
          </table:table-cell>
          <table:table-cell table:style-name="ce62"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4]=&quot;&quot;;[.E254]=&quot;&quot;);&quot;&quot;;[.D254]-[.E254])">
            <text:p/>
          </table:table-cell>
          <table:table-cell table:style-name="ce62"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5]=&quot;&quot;;[.E255]=&quot;&quot;);&quot;&quot;;[.D255]-[.E255])">
            <text:p/>
          </table:table-cell>
          <table:table-cell table:style-name="ce62"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6]=&quot;&quot;;[.E256]=&quot;&quot;);&quot;&quot;;[.D256]-[.E256])">
            <text:p/>
          </table:table-cell>
          <table:table-cell table:style-name="ce62"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7]=&quot;&quot;;[.E257]=&quot;&quot;);&quot;&quot;;[.D257]-[.E257])">
            <text:p/>
          </table:table-cell>
          <table:table-cell table:style-name="ce62"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8]=&quot;&quot;;[.E258]=&quot;&quot;);&quot;&quot;;[.D258]-[.E258])">
            <text:p/>
          </table:table-cell>
          <table:table-cell table:style-name="ce62"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59]=&quot;&quot;;[.E259]=&quot;&quot;);&quot;&quot;;[.D259]-[.E259])">
            <text:p/>
          </table:table-cell>
          <table:table-cell table:style-name="ce62"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0]=&quot;&quot;;[.E260]=&quot;&quot;);&quot;&quot;;[.D260]-[.E260])">
            <text:p/>
          </table:table-cell>
          <table:table-cell table:style-name="ce62"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1]=&quot;&quot;;[.E261]=&quot;&quot;);&quot;&quot;;[.D261]-[.E261])">
            <text:p/>
          </table:table-cell>
          <table:table-cell table:style-name="ce62"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2]=&quot;&quot;;[.E262]=&quot;&quot;);&quot;&quot;;[.D262]-[.E262])">
            <text:p/>
          </table:table-cell>
          <table:table-cell table:style-name="ce62"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3]=&quot;&quot;;[.E263]=&quot;&quot;);&quot;&quot;;[.D263]-[.E263])">
            <text:p/>
          </table:table-cell>
          <table:table-cell table:style-name="ce62"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4]=&quot;&quot;;[.E264]=&quot;&quot;);&quot;&quot;;[.D264]-[.E264])">
            <text:p/>
          </table:table-cell>
          <table:table-cell table:style-name="ce62"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5]=&quot;&quot;;[.E265]=&quot;&quot;);&quot;&quot;;[.D265]-[.E265])">
            <text:p/>
          </table:table-cell>
          <table:table-cell table:style-name="ce62"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6]=&quot;&quot;;[.E266]=&quot;&quot;);&quot;&quot;;[.D266]-[.E266])">
            <text:p/>
          </table:table-cell>
          <table:table-cell table:style-name="ce62"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7]=&quot;&quot;;[.E267]=&quot;&quot;);&quot;&quot;;[.D267]-[.E267])">
            <text:p/>
          </table:table-cell>
          <table:table-cell table:style-name="ce62"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8]=&quot;&quot;;[.E268]=&quot;&quot;);&quot;&quot;;[.D268]-[.E268])">
            <text:p/>
          </table:table-cell>
          <table:table-cell table:style-name="ce62"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69]=&quot;&quot;;[.E269]=&quot;&quot;);&quot;&quot;;[.D269]-[.E269])">
            <text:p/>
          </table:table-cell>
          <table:table-cell table:style-name="ce62"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0]=&quot;&quot;;[.E270]=&quot;&quot;);&quot;&quot;;[.D270]-[.E270])">
            <text:p/>
          </table:table-cell>
          <table:table-cell table:style-name="ce62"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1]=&quot;&quot;;[.E271]=&quot;&quot;);&quot;&quot;;[.D271]-[.E271])">
            <text:p/>
          </table:table-cell>
          <table:table-cell table:style-name="ce62"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2]=&quot;&quot;;[.E272]=&quot;&quot;);&quot;&quot;;[.D272]-[.E272])">
            <text:p/>
          </table:table-cell>
          <table:table-cell table:style-name="ce62"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3]=&quot;&quot;;[.E273]=&quot;&quot;);&quot;&quot;;[.D273]-[.E273])">
            <text:p/>
          </table:table-cell>
          <table:table-cell table:style-name="ce62"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4]=&quot;&quot;;[.E274]=&quot;&quot;);&quot;&quot;;[.D274]-[.E274])">
            <text:p/>
          </table:table-cell>
          <table:table-cell table:style-name="ce62"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5]=&quot;&quot;;[.E275]=&quot;&quot;);&quot;&quot;;[.D275]-[.E275])">
            <text:p/>
          </table:table-cell>
          <table:table-cell table:style-name="ce62"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6]=&quot;&quot;;[.E276]=&quot;&quot;);&quot;&quot;;[.D276]-[.E276])">
            <text:p/>
          </table:table-cell>
          <table:table-cell table:style-name="ce62"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7]=&quot;&quot;;[.E277]=&quot;&quot;);&quot;&quot;;[.D277]-[.E277])">
            <text:p/>
          </table:table-cell>
          <table:table-cell table:style-name="ce62"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8]=&quot;&quot;;[.E278]=&quot;&quot;);&quot;&quot;;[.D278]-[.E278])">
            <text:p/>
          </table:table-cell>
          <table:table-cell table:style-name="ce62"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79]=&quot;&quot;;[.E279]=&quot;&quot;);&quot;&quot;;[.D279]-[.E279])">
            <text:p/>
          </table:table-cell>
          <table:table-cell table:style-name="ce62"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table-cell table:style-name="ce62" table:formula="of:=IF(OR([.D280]=&quot;&quot;;[.E280]=&quot;&quot;);&quot;&quot;;[.D280]-[.E280])">
            <text:p/>
          </table:table-cell>
          <table:table-cell table:style-name="ce62"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3]=&quot;&quot;;[.E283]=0);&quot;&quot;;ABS([.H283])/[.E283]*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4]=&quot;&quot;;[.E284]=0);&quot;&quot;;ABS([.H284])/[.E284]*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5]=&quot;&quot;;[.E285]=0);&quot;&quot;;ABS([.H285])/[.E285]*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6]=&quot;&quot;;[.E286]=0);&quot;&quot;;ABS([.H286])/[.E286]*100)">
            <text:p/>
          </table:table-cell>
          <table:table-cell table:number-columns-repeated="1015"/>
        </table:table-row>
        <table:table-row table:style-name="ro2">
          <table:table-cell/>
          <table:table-cell table:content-validation-name="val1"/>
          <table:table-cell table:number-columns-repeated="3"/>
          <table:table-cell table:style-name="ce33" table:content-validation-name="val2"/>
          <table:table-cell table:number-columns-repeated="2"/>
          <table:table-cell table:style-name="ce62" table:formula="of:=IF(OR([.H287]=&quot;&quot;;[.E287]=0);&quot;&quot;;ABS([.H287])/[.E287]*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3" table:content-validation-name="val2"/>
          <table:table-cell table:number-columns-repeated="1018"/>
        </table:table-row>
        <table:table-row table:style-name="ro2" table:number-rows-repeated="983008">
          <table:table-cell table:number-columns-repeated="1024"/>
        </table:table-row>
        <table:table-row table:style-name="ro2">
          <table:table-cell table:number-columns-repeated="1024"/>
        </table:table-row>
        <calcext:conditional-formats>
          <calcext:conditional-format calcext:target-range-address="Team_Status.F5:Team_Status.F25 Team_Status.F27:Team_Status.F39 Team_Status.F41:Team_Status.F46 Team_Status.F54:Team_Status.F54 Team_Status.F62:Team_Status.F62 Team_Status.F70:Team_Status.F70 Team_Status.F79:Team_Status.F79 Team_Status.F87:Team_Status.F87 Team_Status.F94:Team_Status.F94 Team_Status.F101:Team_Status.F65567 Team_Status.F48:Team_Status.F51 Team_Status.F56:Team_Status.F59 Team_Status.F64:Team_Status.F66 Team_Status.F72:Team_Status.F74 Team_Status.F81:Team_Status.F82 Team_Status.F92:Team_Status.F92 Team_Status.F96:Team_Status.F99 Team_Status.F89:Team_Status.F90">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6:Team_Status.F26">
            <calcext:condition calcext:apply-style-name="Excel_CondFormat_2_2_1" calcext:value="=&quot;Delayed&quot;" calcext:base-cell-address="Team_Status.F26"/>
            <calcext:condition calcext:apply-style-name="Excel_CondFormat_2_2_2" calcext:value="=&quot;Done&quot;" calcext:base-cell-address="Team_Status.F26"/>
            <calcext:condition calcext:apply-style-name="Excel_CondFormat_2_2_3" calcext:value="=&quot;Ongoing&quot;" calcext:base-cell-address="Team_Status.F26"/>
          </calcext:conditional-format>
          <calcext:conditional-format calcext:target-range-address="Team_Status.F40:Team_Status.F40">
            <calcext:condition calcext:apply-style-name="Excel_CondFormat_2_3_1" calcext:value="=&quot;Delayed&quot;" calcext:base-cell-address="Team_Status.F40"/>
            <calcext:condition calcext:apply-style-name="Excel_CondFormat_2_3_2" calcext:value="=&quot;Done&quot;" calcext:base-cell-address="Team_Status.F40"/>
            <calcext:condition calcext:apply-style-name="Excel_CondFormat_2_3_3" calcext:value="=&quot;Ongoing&quot;" calcext:base-cell-address="Team_Status.F40"/>
          </calcext:conditional-format>
          <calcext:conditional-format calcext:target-range-address="Team_Status.F47:Team_Status.F47">
            <calcext:condition calcext:apply-style-name="Excel_CondFormat_2_4_1" calcext:value="=&quot;Delayed&quot;" calcext:base-cell-address="Team_Status.F47"/>
            <calcext:condition calcext:apply-style-name="Excel_CondFormat_2_4_2" calcext:value="=&quot;Done&quot;" calcext:base-cell-address="Team_Status.F47"/>
            <calcext:condition calcext:apply-style-name="Excel_CondFormat_2_4_3" calcext:value="=&quot;Ongoing&quot;" calcext:base-cell-address="Team_Status.F47"/>
          </calcext:conditional-format>
          <calcext:conditional-format calcext:target-range-address="Team_Status.F88:Team_Status.F88">
            <calcext:condition calcext:apply-style-name="Excel_CondFormat_2_5_1" calcext:value="=&quot;Delayed&quot;" calcext:base-cell-address="Team_Status.F88"/>
            <calcext:condition calcext:apply-style-name="Excel_CondFormat_2_5_2" calcext:value="=&quot;Done&quot;" calcext:base-cell-address="Team_Status.F88"/>
            <calcext:condition calcext:apply-style-name="Excel_CondFormat_2_5_3" calcext:value="=&quot;Ongoing&quot;" calcext:base-cell-address="Team_Status.F88"/>
          </calcext:conditional-format>
          <calcext:conditional-format calcext:target-range-address="Team_Status.F55:Team_Status.F55">
            <calcext:condition calcext:apply-style-name="Excel_CondFormat_2_6_1" calcext:value="=&quot;Delayed&quot;" calcext:base-cell-address="Team_Status.F55"/>
            <calcext:condition calcext:apply-style-name="Excel_CondFormat_2_6_2" calcext:value="=&quot;Done&quot;" calcext:base-cell-address="Team_Status.F55"/>
            <calcext:condition calcext:apply-style-name="Excel_CondFormat_2_6_3" calcext:value="=&quot;Ongoing&quot;" calcext:base-cell-address="Team_Status.F55"/>
          </calcext:conditional-format>
          <calcext:conditional-format calcext:target-range-address="Team_Status.F63:Team_Status.F63">
            <calcext:condition calcext:apply-style-name="Excel_CondFormat_2_7_1" calcext:value="=&quot;Delayed&quot;" calcext:base-cell-address="Team_Status.F63"/>
            <calcext:condition calcext:apply-style-name="Excel_CondFormat_2_7_2" calcext:value="=&quot;Done&quot;" calcext:base-cell-address="Team_Status.F63"/>
            <calcext:condition calcext:apply-style-name="Excel_CondFormat_2_7_3" calcext:value="=&quot;Ongoing&quot;" calcext:base-cell-address="Team_Status.F63"/>
          </calcext:conditional-format>
          <calcext:conditional-format calcext:target-range-address="Team_Status.F71:Team_Status.F71">
            <calcext:condition calcext:apply-style-name="Excel_CondFormat_2_8_1" calcext:value="=&quot;Delayed&quot;" calcext:base-cell-address="Team_Status.F71"/>
            <calcext:condition calcext:apply-style-name="Excel_CondFormat_2_8_2" calcext:value="=&quot;Done&quot;" calcext:base-cell-address="Team_Status.F71"/>
            <calcext:condition calcext:apply-style-name="Excel_CondFormat_2_8_3" calcext:value="=&quot;Ongoing&quot;" calcext:base-cell-address="Team_Status.F71"/>
          </calcext:conditional-format>
          <calcext:conditional-format calcext:target-range-address="Team_Status.F80:Team_Status.F80">
            <calcext:condition calcext:apply-style-name="Excel_CondFormat_2_9_1" calcext:value="=&quot;Delayed&quot;" calcext:base-cell-address="Team_Status.F80"/>
            <calcext:condition calcext:apply-style-name="Excel_CondFormat_2_9_2" calcext:value="=&quot;Done&quot;" calcext:base-cell-address="Team_Status.F80"/>
            <calcext:condition calcext:apply-style-name="Excel_CondFormat_2_9_3" calcext:value="=&quot;Ongoing&quot;" calcext:base-cell-address="Team_Status.F80"/>
          </calcext:conditional-format>
          <calcext:conditional-format calcext:target-range-address="Team_Status.F52:Team_Status.F52">
            <calcext:condition calcext:apply-style-name="Excel_CondFormat_2_1_1" calcext:value="=&quot;Delayed&quot;" calcext:base-cell-address="Team_Status.F52"/>
            <calcext:condition calcext:apply-style-name="Excel_CondFormat_2_1_2" calcext:value="=&quot;Done&quot;" calcext:base-cell-address="Team_Status.F52"/>
            <calcext:condition calcext:apply-style-name="Excel_CondFormat_2_1_3" calcext:value="=&quot;Ongoing&quot;" calcext:base-cell-address="Team_Status.F52"/>
          </calcext:conditional-format>
          <calcext:conditional-format calcext:target-range-address="Team_Status.F61:Team_Status.F61">
            <calcext:condition calcext:apply-style-name="Excel_CondFormat_2_1_1" calcext:value="=&quot;Delayed&quot;" calcext:base-cell-address="Team_Status.F61"/>
            <calcext:condition calcext:apply-style-name="Excel_CondFormat_2_1_2" calcext:value="=&quot;Done&quot;" calcext:base-cell-address="Team_Status.F61"/>
            <calcext:condition calcext:apply-style-name="Excel_CondFormat_2_1_3" calcext:value="=&quot;Ongoing&quot;" calcext:base-cell-address="Team_Status.F61"/>
          </calcext:conditional-format>
          <calcext:conditional-format calcext:target-range-address="Team_Status.F68:Team_Status.F68">
            <calcext:condition calcext:apply-style-name="Excel_CondFormat_2_1_1" calcext:value="=&quot;Delayed&quot;" calcext:base-cell-address="Team_Status.F68"/>
            <calcext:condition calcext:apply-style-name="Excel_CondFormat_2_1_2" calcext:value="=&quot;Done&quot;" calcext:base-cell-address="Team_Status.F68"/>
            <calcext:condition calcext:apply-style-name="Excel_CondFormat_2_1_3" calcext:value="=&quot;Ongoing&quot;" calcext:base-cell-address="Team_Status.F68"/>
          </calcext:conditional-format>
          <calcext:conditional-format calcext:target-range-address="Team_Status.F77:Team_Status.F77">
            <calcext:condition calcext:apply-style-name="Excel_CondFormat_2_1_1" calcext:value="=&quot;Delayed&quot;" calcext:base-cell-address="Team_Status.F77"/>
            <calcext:condition calcext:apply-style-name="Excel_CondFormat_2_1_2" calcext:value="=&quot;Done&quot;" calcext:base-cell-address="Team_Status.F77"/>
            <calcext:condition calcext:apply-style-name="Excel_CondFormat_2_1_3" calcext:value="=&quot;Ongoing&quot;" calcext:base-cell-address="Team_Status.F77"/>
          </calcext:conditional-format>
          <calcext:conditional-format calcext:target-range-address="Team_Status.F86:Team_Status.F86">
            <calcext:condition calcext:apply-style-name="Excel_CondFormat_2_1_1" calcext:value="=&quot;Delayed&quot;" calcext:base-cell-address="Team_Status.F86"/>
            <calcext:condition calcext:apply-style-name="Excel_CondFormat_2_1_2" calcext:value="=&quot;Done&quot;" calcext:base-cell-address="Team_Status.F86"/>
            <calcext:condition calcext:apply-style-name="Excel_CondFormat_2_1_3" calcext:value="=&quot;Ongoing&quot;" calcext:base-cell-address="Team_Status.F86"/>
          </calcext:conditional-format>
          <calcext:conditional-format calcext:target-range-address="Team_Status.F93:Team_Status.F93">
            <calcext:condition calcext:apply-style-name="Excel_CondFormat_2_1_1" calcext:value="=&quot;Delayed&quot;" calcext:base-cell-address="Team_Status.F93"/>
            <calcext:condition calcext:apply-style-name="Excel_CondFormat_2_1_2" calcext:value="=&quot;Done&quot;" calcext:base-cell-address="Team_Status.F93"/>
            <calcext:condition calcext:apply-style-name="Excel_CondFormat_2_1_3" calcext:value="=&quot;Ongoing&quot;" calcext:base-cell-address="Team_Status.F93"/>
          </calcext:conditional-format>
          <calcext:conditional-format calcext:target-range-address="Team_Status.F100:Team_Status.F100">
            <calcext:condition calcext:apply-style-name="Excel_CondFormat_2_1_1" calcext:value="=&quot;Delayed&quot;" calcext:base-cell-address="Team_Status.F100"/>
            <calcext:condition calcext:apply-style-name="Excel_CondFormat_2_1_2" calcext:value="=&quot;Done&quot;" calcext:base-cell-address="Team_Status.F100"/>
            <calcext:condition calcext:apply-style-name="Excel_CondFormat_2_1_3" calcext:value="=&quot;Ongoing&quot;" calcext:base-cell-address="Team_Status.F100"/>
          </calcext:conditional-format>
          <calcext:conditional-format calcext:target-range-address="Team_Status.F53:Team_Status.F53">
            <calcext:condition calcext:apply-style-name="Excel_CondFormat_2_1_1" calcext:value="=&quot;Delayed&quot;" calcext:base-cell-address="Team_Status.F53"/>
            <calcext:condition calcext:apply-style-name="Excel_CondFormat_2_1_2" calcext:value="=&quot;Done&quot;" calcext:base-cell-address="Team_Status.F53"/>
            <calcext:condition calcext:apply-style-name="Excel_CondFormat_2_1_3" calcext:value="=&quot;Ongoing&quot;" calcext:base-cell-address="Team_Status.F53"/>
          </calcext:conditional-format>
          <calcext:conditional-format calcext:target-range-address="Team_Status.F60:Team_Status.F60">
            <calcext:condition calcext:apply-style-name="Excel_CondFormat_2_1_1" calcext:value="=&quot;Delayed&quot;" calcext:base-cell-address="Team_Status.F60"/>
            <calcext:condition calcext:apply-style-name="Excel_CondFormat_2_1_2" calcext:value="=&quot;Done&quot;" calcext:base-cell-address="Team_Status.F60"/>
            <calcext:condition calcext:apply-style-name="Excel_CondFormat_2_1_3" calcext:value="=&quot;Ongoing&quot;" calcext:base-cell-address="Team_Status.F60"/>
          </calcext:conditional-format>
          <calcext:conditional-format calcext:target-range-address="Team_Status.F67:Team_Status.F67">
            <calcext:condition calcext:apply-style-name="Excel_CondFormat_2_1_1" calcext:value="=&quot;Delayed&quot;" calcext:base-cell-address="Team_Status.F67"/>
            <calcext:condition calcext:apply-style-name="Excel_CondFormat_2_1_2" calcext:value="=&quot;Done&quot;" calcext:base-cell-address="Team_Status.F67"/>
            <calcext:condition calcext:apply-style-name="Excel_CondFormat_2_1_3" calcext:value="=&quot;Ongoing&quot;" calcext:base-cell-address="Team_Status.F67"/>
          </calcext:conditional-format>
          <calcext:conditional-format calcext:target-range-address="Team_Status.F75:Team_Status.F75">
            <calcext:condition calcext:apply-style-name="Excel_CondFormat_2_1_1" calcext:value="=&quot;Delayed&quot;" calcext:base-cell-address="Team_Status.F75"/>
            <calcext:condition calcext:apply-style-name="Excel_CondFormat_2_1_2" calcext:value="=&quot;Done&quot;" calcext:base-cell-address="Team_Status.F75"/>
            <calcext:condition calcext:apply-style-name="Excel_CondFormat_2_1_3" calcext:value="=&quot;Ongoing&quot;" calcext:base-cell-address="Team_Status.F75"/>
          </calcext:conditional-format>
          <calcext:conditional-format calcext:target-range-address="Team_Status.F85:Team_Status.F85 Team_Status.F83:Team_Status.F83">
            <calcext:condition calcext:apply-style-name="Excel_CondFormat_2_1_1" calcext:value="=&quot;Delayed&quot;" calcext:base-cell-address="Team_Status.F83"/>
            <calcext:condition calcext:apply-style-name="Excel_CondFormat_2_1_2" calcext:value="=&quot;Done&quot;" calcext:base-cell-address="Team_Status.F83"/>
            <calcext:condition calcext:apply-style-name="Excel_CondFormat_2_1_3" calcext:value="=&quot;Ongoing&quot;" calcext:base-cell-address="Team_Status.F83"/>
          </calcext:conditional-format>
          <calcext:conditional-format calcext:target-range-address="Team_Status.F91:Team_Status.F91">
            <calcext:condition calcext:apply-style-name="Excel_CondFormat_2_1_1" calcext:value="=&quot;Delayed&quot;" calcext:base-cell-address="Team_Status.F91"/>
            <calcext:condition calcext:apply-style-name="Excel_CondFormat_2_1_2" calcext:value="=&quot;Done&quot;" calcext:base-cell-address="Team_Status.F91"/>
            <calcext:condition calcext:apply-style-name="Excel_CondFormat_2_1_3" calcext:value="=&quot;Ongoing&quot;" calcext:base-cell-address="Team_Status.F91"/>
          </calcext:conditional-format>
          <calcext:conditional-format calcext:target-range-address="Team_Status.F76:Team_Status.F76">
            <calcext:condition calcext:apply-style-name="Excel_CondFormat_2_1_1" calcext:value="=&quot;Delayed&quot;" calcext:base-cell-address="Team_Status.F76"/>
            <calcext:condition calcext:apply-style-name="Excel_CondFormat_2_1_2" calcext:value="=&quot;Done&quot;" calcext:base-cell-address="Team_Status.F76"/>
            <calcext:condition calcext:apply-style-name="Excel_CondFormat_2_1_3" calcext:value="=&quot;Ongoing&quot;" calcext:base-cell-address="Team_Status.F76"/>
          </calcext:conditional-format>
          <calcext:conditional-format calcext:target-range-address="Team_Status.F84:Team_Status.F84">
            <calcext:condition calcext:apply-style-name="Excel_CondFormat_2_1_1" calcext:value="=&quot;Delayed&quot;" calcext:base-cell-address="Team_Status.F84"/>
            <calcext:condition calcext:apply-style-name="Excel_CondFormat_2_1_2" calcext:value="=&quot;Done&quot;" calcext:base-cell-address="Team_Status.F84"/>
            <calcext:condition calcext:apply-style-name="Excel_CondFormat_2_1_3" calcext:value="=&quot;Ongoing&quot;" calcext:base-cell-address="Team_Status.F84"/>
          </calcext:conditional-format>
          <calcext:conditional-format calcext:target-range-address="Team_Status.F78:Team_Status.F78">
            <calcext:condition calcext:apply-style-name="Excel_CondFormat_2_1_1" calcext:value="=&quot;Delayed&quot;" calcext:base-cell-address="Team_Status.F78"/>
            <calcext:condition calcext:apply-style-name="Excel_CondFormat_2_1_2" calcext:value="=&quot;Done&quot;" calcext:base-cell-address="Team_Status.F78"/>
            <calcext:condition calcext:apply-style-name="Excel_CondFormat_2_1_3" calcext:value="=&quot;Ongoing&quot;" calcext:base-cell-address="Team_Status.F78"/>
          </calcext:conditional-format>
        </calcext:conditional-formats>
      </table:table>
      <table:table table:name="Individual_Status" table:style-name="ta3">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2">
          <table:table-cell table:style-name="ce64" office:value-type="string" calcext:value-type="string">
            <text:p>Team Number</text:p>
          </table:table-cell>
          <table:table-cell table:style-name="ce69" office:value-type="float" office:value="17" calcext:value-type="float">
            <text:p>17</text:p>
          </table:table-cell>
          <table:table-cell table:style-name="ce69"/>
          <table:table-cell table:number-columns-repeated="1021"/>
        </table:table-row>
        <table:table-row table:style-name="ro13">
          <table:table-cell table:style-name="ce64" table:formula="of:=([.A20])" office:value-type="string" office:string-value="Poject Plan Document Writeup" calcext:value-type="string">
            <text:p>Poject Plan Document Writeup</text:p>
          </table:table-cell>
          <table:table-cell table:style-name="ce69" office:value-type="string" calcext:value-type="string">
            <text:p>App8IT</text:p>
          </table:table-cell>
          <table:table-cell table:style-name="ce69"/>
          <table:table-cell table:number-columns-repeated="1021"/>
        </table:table-row>
        <table:table-row table:style-name="ro3">
          <table:table-cell table:style-name="ce64" table:formula="of:=([.A21])" office:value-type="string" office:string-value="Team Meeting" calcext:value-type="string">
            <text:p>Team Meeting</text:p>
          </table:table-cell>
          <table:table-cell table:style-name="ce69" office:value-type="string" calcext:value-type="string">
            <text:p>Mr Nagarjuna</text:p>
          </table:table-cell>
          <table:table-cell table:style-name="ce69"/>
          <table:table-cell table:number-columns-repeated="1021"/>
        </table:table-row>
        <table:table-row table:style-name="ro2">
          <table:table-cell table:style-name="ce8"/>
          <table:table-cell table:number-columns-repeated="1023"/>
        </table:table-row>
        <table:table-row table:style-name="ro14">
          <table:table-cell table:style-name="ce64" office:value-type="string" calcext:value-type="string">
            <text:p>Actvities</text:p>
          </table:table-cell>
          <table:table-cell table:style-name="ce64" office:value-type="string" calcext:value-type="string">
            <text:p>Vatika Harlalka</text:p>
          </table:table-cell>
          <table:table-cell table:style-name="ce64"/>
          <table:table-cell table:style-name="ce64" office:value-type="string" calcext:value-type="string">
            <text:p>Shikha Jain</text:p>
          </table:table-cell>
          <table:table-cell table:style-name="ce64"/>
          <table:table-cell table:style-name="ce64" office:value-type="string" calcext:value-type="string">
            <text:p>Abhijeet Kumar</text:p>
          </table:table-cell>
          <table:table-cell table:style-name="ce64"/>
          <table:table-cell table:style-name="ce64" office:value-type="string" calcext:value-type="string">
            <text:p>Aryaman Gupta</text:p>
          </table:table-cell>
          <table:table-cell table:style-name="ce64"/>
          <table:table-cell table:style-name="ce64" office:value-type="string" calcext:value-type="string">
            <text:p>Estimated Total Hours</text:p>
          </table:table-cell>
          <table:table-cell table:style-name="ce77" office:value-type="string" calcext:value-type="string">
            <text:p>Actual Total Hours</text:p>
          </table:table-cell>
          <table:table-cell table:number-columns-repeated="1013"/>
        </table:table-row>
        <table:table-row table:style-name="ro15">
          <table:table-cell table:style-name="ce8"/>
          <table:table-cell table:style-name="ce70" office:value-type="string" calcext:value-type="string">
            <text:p>Estimated Time</text:p>
          </table:table-cell>
          <table:table-cell table:style-name="ce70" office:value-type="string" calcext:value-type="string">
            <text:p>Actual Time Spent</text:p>
          </table:table-cell>
          <table:table-cell table:style-name="ce70" office:value-type="string" calcext:value-type="string">
            <text:p>Estimated Time</text:p>
          </table:table-cell>
          <table:table-cell table:style-name="ce70" office:value-type="string" calcext:value-type="string">
            <text:p>Actual Time Spent</text:p>
          </table:table-cell>
          <table:table-cell table:style-name="ce70" office:value-type="string" calcext:value-type="string">
            <text:p>Estimated Time</text:p>
          </table:table-cell>
          <table:table-cell table:style-name="ce70" office:value-type="string" calcext:value-type="string">
            <text:p>Actual Time Spent</text:p>
          </table:table-cell>
          <table:table-cell table:style-name="ce70" office:value-type="string" calcext:value-type="string">
            <text:p>Estimated Time</text:p>
          </table:table-cell>
          <table:table-cell table:style-name="ce70" office:value-type="string" calcext:value-type="string">
            <text:p>Actual Time Spent</text:p>
          </table:table-cell>
          <table:table-cell table:style-name="ce70"/>
          <table:table-cell table:number-columns-repeated="1014"/>
        </table:table-row>
        <table:table-row table:style-name="ro2">
          <table:table-cell table:style-name="ce65" office:value-type="string" calcext:value-type="string">
            <text:p>Week 4 (aug 28 - sept 4th)</text:p>
          </table:table-cell>
          <table:table-cell table:style-name="ce13" table:number-columns-repeated="1023"/>
        </table:table-row>
        <table:table-row table:style-name="ro2">
          <table:table-cell table:style-name="ce8" office:value-type="string" calcext:value-type="string">
            <text:p>Role prefrences</text:p>
          </table:table-cell>
          <table:table-cell office:value-type="string" calcext:value-type="string">
            <text:p><text:s/>1hour-2hours</text:p>
          </table:table-cell>
          <table:table-cell office:value-type="string" calcext:value-type="string">
            <text:p>1 hour</text:p>
          </table:table-cell>
          <table:table-cell table:number-columns-repeated="6"/>
          <table:table-cell office:value-type="string" calcext:value-type="string">
            <text:p><text:s/>1 hour - 2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Git repository setup</text:p>
          </table:table-cell>
          <table:table-cell table:number-columns-repeated="4"/>
          <table:table-cell office:value-type="string" calcext:value-type="string">
            <text:p>10-15 minutes</text:p>
          </table:table-cell>
          <table:table-cell office:value-type="string" calcext:value-type="string">
            <text:p>15 minutes</text:p>
          </table:table-cell>
          <table:table-cell table:number-columns-repeated="2"/>
          <table:table-cell office:value-type="string" calcext:value-type="string">
            <text:p>10-15 minutes</text:p>
          </table:table-cell>
          <table:table-cell office:value-type="string" calcext:value-type="string">
            <text:p>15 minutes</text:p>
          </table:table-cell>
          <table:table-cell table:number-columns-repeated="1013"/>
        </table:table-row>
        <table:table-row table:style-name="ro7">
          <table:table-cell table:style-name="ce8" office:value-type="string" calcext:value-type="string">
            <text:p>Develop questions for requiewments</text:p>
          </table:table-cell>
          <table:table-cell table:number-columns-repeated="6"/>
          <table:table-cell office:value-type="string" calcext:value-type="string">
            <text:p>30 minutes</text:p>
          </table:table-cell>
          <table:table-cell office:value-type="string" calcext:value-type="string">
            <text:p>1 hour</text:p>
          </table:table-cell>
          <table:table-cell office:value-type="string" calcext:value-type="string">
            <text:p>30 minutes - 1 hour</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Initial Database Conceptual Design</text:p>
          </table:table-cell>
          <table:table-cell office:value-type="string" calcext:value-type="string">
            <text:p>1 hour- 2hours</text:p>
          </table:table-cell>
          <table:table-cell office:value-type="string" calcext:value-type="string">
            <text:p>4 hours</text:p>
          </table:table-cell>
          <table:table-cell office:value-type="string" calcext:value-type="string">
            <text:p>1 hour - 2 hours</text:p>
          </table:table-cell>
          <table:table-cell office:value-type="string" calcext:value-type="string">
            <text:p>4 hours</text:p>
          </table:table-cell>
          <table:table-cell table:number-columns-repeated="4"/>
          <table:table-cell office:value-type="string" calcext:value-type="string">
            <text:p>1 - 2hours</text:p>
          </table:table-cell>
          <table:table-cell office:value-type="string" calcext:value-type="string">
            <text:p>4 hours</text:p>
          </table:table-cell>
          <table:table-cell table:number-columns-repeated="1013"/>
        </table:table-row>
        <table:table-row table:style-name="ro2">
          <table:table-cell table:style-name="ce8" office:value-type="string" calcext:value-type="string">
            <text:p><text:s/>Reseach existing frameworks</text:p>
          </table:table-cell>
          <table:table-cell table:number-columns-repeated="4"/>
          <table:table-cell office:value-type="string" calcext:value-type="string">
            <text:p>1 - 2 hours</text:p>
          </table:table-cell>
          <table:table-cell office:value-type="string" calcext:value-type="string">
            <text:p>3 hours</text:p>
          </table:table-cell>
          <table:table-cell table:number-columns-repeated="2"/>
          <table:table-cell office:value-type="string" calcext:value-type="string">
            <text:p>1-2 hours</text:p>
          </table:table-cell>
          <table:table-cell office:value-type="string" calcext:value-type="string">
            <text:p>3 hours</text:p>
          </table:table-cell>
          <table:table-cell table:number-columns-repeated="1013"/>
        </table:table-row>
        <table:table-row table:style-name="ro2">
          <table:table-cell table:style-name="ce8" office:value-type="string" calcext:value-type="string">
            <text:p>Project Synopsis WriteUp</text:p>
          </table:table-cell>
          <table:table-cell table:number-columns-repeated="6"/>
          <table:table-cell table:number-columns-repeated="2" office:value-type="string" calcext:value-type="string">
            <text:p>1 hour</text:p>
          </table:table-cell>
          <table:table-cell office:value-type="string" calcext:value-type="string">
            <text:p>1-2 hours</text:p>
          </table:table-cell>
          <table:table-cell office:value-type="string" calcext:value-type="string">
            <text:p>1 hour</text:p>
          </table:table-cell>
          <table:table-cell table:number-columns-repeated="1013"/>
        </table:table-row>
        <table:table-row table:style-name="ro2">
          <table:table-cell table:style-name="ce8" office:value-type="string" calcext:value-type="string">
            <text:p>Learn User Profiles and services</text:p>
          </table:table-cell>
          <table:table-cell table:number-columns-repeated="2"/>
          <table:table-cell office:value-type="string" calcext:value-type="string">
            <text:p>1-2 hours</text:p>
          </table:table-cell>
          <table:table-cell office:value-type="string" calcext:value-type="string">
            <text:p>2 hours</text:p>
          </table:table-cell>
          <table:table-cell table:number-columns-repeated="2"/>
          <table:table-cell office:value-type="string" calcext:value-type="string">
            <text:p>1 - 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team meeting</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office:value-type="string" calcext:value-type="string">
            <text:p>1-2 hours</text:p>
          </table:table-cell>
          <table:table-cell office:value-type="string" calcext:value-type="string">
            <text:p>2 hours</text:p>
          </table:table-cell>
          <table:table-cell table:number-columns-repeated="1013"/>
        </table:table-row>
        <table:table-row table:style-name="ro2">
          <table:table-cell table:style-name="ce8" office:value-type="string" calcext:value-type="string">
            <text:p>status tracker</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table:number-columns-repeated="2" office:value-type="string" calcext:value-type="string">
            <text:p>30 minutes</text:p>
          </table:table-cell>
          <table:table-cell table:number-columns-repeated="1013"/>
        </table:table-row>
        <table:table-row table:style-name="ro2">
          <table:table-cell table:style-name="ce65" office:value-type="string" calcext:value-type="string">
            <text:p>Week 5 (sept 5- sept 11)</text:p>
          </table:table-cell>
          <table:table-cell table:style-name="ce71" table:number-columns-repeated="1023"/>
        </table:table-row>
        <table:table-row table:style-name="ro2">
          <table:table-cell table:style-name="ce8" office:value-type="string" calcext:value-type="string">
            <text:p>Learn php basics</text:p>
          </table:table-cell>
          <table:table-cell table:number-columns-repeated="6"/>
          <table:table-cell office:value-type="string" calcext:value-type="string">
            <text:p>3hours-4hours</text:p>
          </table:table-cell>
          <table:table-cell office:value-type="string" calcext:value-type="string">
            <text:p>5hours</text:p>
          </table:table-cell>
          <table:table-cell office:value-type="string" calcext:value-type="string">
            <text:p>3:30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text:s/>Understand Yii Basics</text:p>
          </table:table-cell>
          <table:table-cell office:value-type="string" calcext:value-type="string">
            <text:p>4hours-6hours</text:p>
          </table:table-cell>
          <table:table-cell office:value-type="string" calcext:value-type="string">
            <text:p>5hours</text:p>
          </table:table-cell>
          <table:table-cell table:number-columns-repeated="6"/>
          <table:table-cell office:value-type="string" calcext:value-type="string">
            <text:p>4hours-6hours</text:p>
          </table:table-cell>
          <table:table-cell office:value-type="string" calcext:value-type="string">
            <text:p>5hours</text:p>
          </table:table-cell>
          <table:table-cell table:number-columns-repeated="1013"/>
        </table:table-row>
        <table:table-row table:style-name="ro2">
          <table:table-cell table:style-name="ce8" office:value-type="string" calcext:value-type="string">
            <text:p>Poject Plan Document Writeup</text:p>
          </table:table-cell>
          <table:table-cell table:number-columns-repeated="4"/>
          <table:table-cell table:number-columns-repeated="2" office:value-type="string" calcext:value-type="string">
            <text:p>3hours</text:p>
          </table:table-cell>
          <table:table-cell table:number-columns-repeated="2"/>
          <table:table-cell table:number-columns-repeated="2" office:value-type="string" calcext:value-type="string">
            <text:p>3hours</text:p>
          </table:table-cell>
          <table:table-cell table:number-columns-repeated="1013"/>
        </table:table-row>
        <table:table-row table:style-name="ro2">
          <table:table-cell table:style-name="ce8" office:value-type="string" calcext:value-type="string">
            <text:p>Team Meeting</text:p>
          </table:table-cell>
          <table:table-cell table:number-columns-repeated="4"/>
          <table:table-cell office:value-type="string" calcext:value-type="string">
            <text:p>30 minutes - 1 hour</text:p>
          </table:table-cell>
          <table:table-cell office:value-type="string" calcext:value-type="string">
            <text:p>30 minutes</text:p>
          </table:table-cell>
          <table:table-cell table:number-columns-repeated="2"/>
          <table:table-cell office:value-type="string" calcext:value-type="string">
            <text:p>30 minutes - 1 hour</text:p>
          </table:table-cell>
          <table:table-cell office:value-type="string" calcext:value-type="string">
            <text:p>30 minutes</text:p>
          </table:table-cell>
          <table:table-cell table:number-columns-repeated="1013"/>
        </table:table-row>
        <table:table-row table:style-name="ro2">
          <table:table-cell table:style-name="ce8" office:value-type="string" calcext:value-type="string">
            <text:p>Update DB design </text:p>
          </table:table-cell>
          <table:table-cell table:number-columns-repeated="2"/>
          <table:table-cell office:value-type="string" calcext:value-type="string">
            <text:p>1 hour - 2 hours</text:p>
          </table:table-cell>
          <table:table-cell office:value-type="string" calcext:value-type="string">
            <text:p>2 hours</text:p>
          </table:table-cell>
          <table:table-cell table:number-columns-repeated="4"/>
          <table:table-cell office:value-type="string" calcext:value-type="string">
            <text:p>1 hour - 2 hours</text:p>
          </table:table-cell>
          <table:table-cell office:value-type="string" calcext:value-type="string">
            <text:p>2hours</text:p>
          </table:table-cell>
          <table:table-cell table:number-columns-repeated="1013"/>
        </table:table-row>
        <table:table-row table:style-name="ro2">
          <table:table-cell table:style-name="ce8" office:value-type="string" calcext:value-type="string">
            <text:p>Make example app</text:p>
          </table:table-cell>
          <table:table-cell office:value-type="string" calcext:value-type="string">
            <text:p>1 hour- 2hours</text:p>
          </table:table-cell>
          <table:table-cell office:value-type="string" calcext:value-type="string">
            <text:p>2hours</text:p>
          </table:table-cell>
          <table:table-cell office:value-type="string" calcext:value-type="string">
            <text:p>1 hour - 2 hours</text:p>
          </table:table-cell>
          <table:table-cell office:value-type="string" calcext:value-type="string">
            <text:p>2hours</text:p>
          </table:table-cell>
          <table:table-cell table:number-columns-repeated="4"/>
          <table:table-cell office:value-type="string" calcext:value-type="string">
            <text:p>2hours – 4 hours</text:p>
          </table:table-cell>
          <table:table-cell office:value-type="string" calcext:value-type="string">
            <text:p>4 hours</text:p>
          </table:table-cell>
          <table:table-cell table:number-columns-repeated="1013"/>
        </table:table-row>
        <table:table-row table:style-name="ro16">
          <table:table-cell table:style-name="ce65" office:value-type="string" calcext:value-type="string">
            <text:p>Week 6 ( sept 12- sept19 )</text:p>
          </table:table-cell>
          <table:table-cell table:style-name="ce13" table:number-columns-repeated="1023"/>
        </table:table-row>
        <table:table-row table:style-name="ro16">
          <table:table-cell table:style-name="ce8" office:value-type="string" calcext:value-type="string">
            <text:p>Create basic DB</text:p>
          </table:table-cell>
          <table:table-cell table:number-columns-repeated="4"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2" office:value-type="float" office:value="0" calcext:value-type="float">
            <text:p>0</text:p>
          </table:table-cell>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Basic Login</text:p>
          </table:table-cell>
          <table:table-cell office:value-type="string" calcext:value-type="string">
            <text:p>2hrs</text:p>
          </table:table-cell>
          <table:table-cell office:value-type="string" calcext:value-type="string">
            <text:p>3hrs</text:p>
          </table:table-cell>
          <table:table-cell table:number-columns-repeated="6"/>
          <table:table-cell office:value-type="string" calcext:value-type="string">
            <text:p>2hrs</text:p>
          </table:table-cell>
          <table:table-cell office:value-type="string" calcext:value-type="string">
            <text:p>3hrs</text:p>
          </table:table-cell>
          <table:table-cell table:number-columns-repeated="1013"/>
        </table:table-row>
        <table:table-row table:style-name="ro16">
          <table:table-cell table:style-name="ce8" office:value-type="string" calcext:value-type="string">
            <text:p>Registration Admin , Developer, Analyst</text:p>
          </table:table-cell>
          <table:table-cell table:number-columns-repeated="2"/>
          <table:table-cell table:number-columns-repeated="2" office:value-type="string" calcext:value-type="string">
            <text:p>1hr</text:p>
          </table:table-cell>
          <table:table-cell table:number-columns-repeated="4"/>
          <table:table-cell table:number-columns-repeated="2" office:value-type="string" calcext:value-type="string">
            <text:p>1hr</text:p>
          </table:table-cell>
          <table:table-cell table:number-columns-repeated="1013"/>
        </table:table-row>
        <table:table-row table:style-name="ro16">
          <table:table-cell table:style-name="ce8" office:value-type="string" calcext:value-type="string">
            <text:p>Registration User</text:p>
          </table:table-cell>
          <table:table-cell table:number-columns-repeated="6"/>
          <table:table-cell office:value-type="string" calcext:value-type="string">
            <text:p>1hr</text:p>
          </table:table-cell>
          <table:table-cell office:value-type="string" calcext:value-type="string">
            <text:p>1:30hr</text:p>
          </table:table-cell>
          <table:table-cell office:value-type="string" calcext:value-type="string">
            <text:p>1hr</text:p>
          </table:table-cell>
          <table:table-cell office:value-type="string" calcext:value-type="string">
            <text:p>1:30hr</text:p>
          </table:table-cell>
          <table:table-cell table:number-columns-repeated="1013"/>
        </table:table-row>
        <table:table-row table:style-name="ro16">
          <table:table-cell table:style-name="ce10" office:value-type="string" calcext:value-type="string">
            <text:p>status tracker</text:p>
          </table:table-cell>
          <table:table-cell table:number-columns-repeated="2"/>
          <table:table-cell office:value-type="string" calcext:value-type="string">
            <text:p>30minutes</text:p>
          </table:table-cell>
          <table:table-cell office:value-type="string" calcext:value-type="string">
            <text:p>1hour</text:p>
          </table:table-cell>
          <table:table-cell table:number-columns-repeated="4"/>
          <table:table-cell office:value-type="string" calcext:value-type="string">
            <text:p>30minutes</text:p>
          </table:table-cell>
          <table:table-cell office:value-type="string" calcext:value-type="string">
            <text:p>1hour</text:p>
          </table:table-cell>
          <table:table-cell table:number-columns-repeated="1013"/>
        </table:table-row>
        <table:table-row table:style-name="ro2" table:number-rows-repeated="2">
          <table:table-cell table:style-name="ce8"/>
          <table:table-cell table:number-columns-repeated="1023"/>
        </table:table-row>
        <table:table-row table:style-name="ro2">
          <table:table-cell table:style-name="ce66" office:value-type="string" calcext:value-type="string">
            <text:p>Week 7 (sept20 – sept27<text:span text:style-name="T2">th</text:span>)</text:p>
          </table:table-cell>
          <table:table-cell table:style-name="ce72" table:number-columns-repeated="10"/>
          <table:table-cell table:style-name="ce78" table:number-columns-repeated="1013"/>
        </table:table-row>
        <table:table-row table:style-name="ro2">
          <table:table-cell table:style-name="ce8" office:value-type="string" calcext:value-type="string">
            <text:p>Basic bootstrap features</text:p>
          </table:table-cell>
          <table:table-cell table:number-columns-repeated="2"/>
          <table:table-cell office:value-type="string" calcext:value-type="string">
            <text:p>30minutes</text:p>
          </table:table-cell>
          <table:table-cell office:value-type="string" calcext:value-type="string">
            <text:p>1hour</text:p>
          </table:table-cell>
          <table:table-cell office:value-type="string" calcext:value-type="string">
            <text:p>30 minutes - 1 hour</text:p>
          </table:table-cell>
          <table:table-cell office:value-type="string" calcext:value-type="string">
            <text:p>1hour</text:p>
          </table:table-cell>
          <table:table-cell table:number-columns-repeated="2"/>
          <table:table-cell office:value-type="string" calcext:value-type="string">
            <text:p>1.5hrs</text:p>
          </table:table-cell>
          <table:table-cell office:value-type="string" calcext:value-type="string">
            <text:p>2hrs</text:p>
          </table:table-cell>
          <table:table-cell table:number-columns-repeated="1013"/>
        </table:table-row>
        <table:table-row table:style-name="ro2">
          <table:table-cell table:style-name="ce8" office:value-type="string" calcext:value-type="string">
            <text:p>Database improvements</text:p>
          </table:table-cell>
          <table:table-cell table:number-columns-repeated="2"/>
          <table:table-cell office:value-type="string" calcext:value-type="string">
            <text:p>2hrs</text:p>
          </table:table-cell>
          <table:table-cell office:value-type="string" calcext:value-type="string">
            <text:p>3hrs</text:p>
          </table:table-cell>
          <table:table-cell table:number-columns-repeated="4"/>
          <table:table-cell office:value-type="string" calcext:value-type="string">
            <text:p>2hrs</text:p>
          </table:table-cell>
          <table:table-cell office:value-type="string" calcext:value-type="string">
            <text:p>3hrs</text:p>
          </table:table-cell>
          <table:table-cell table:number-columns-repeated="1013"/>
        </table:table-row>
        <table:table-row table:style-name="ro2">
          <table:table-cell table:style-name="ce8" office:value-type="string" calcext:value-type="string">
            <text:p>Implementing RBAC</text:p>
          </table:table-cell>
          <table:table-cell office:value-type="string" calcext:value-type="string">
            <text:p>1hr</text:p>
          </table:table-cell>
          <table:table-cell office:value-type="string" calcext:value-type="string">
            <text:p>2hr</text:p>
          </table:table-cell>
          <table:table-cell table:number-columns-repeated="4"/>
          <table:table-cell office:value-type="string" calcext:value-type="string">
            <text:p>4hr</text:p>
          </table:table-cell>
          <table:table-cell office:value-type="string" calcext:value-type="string">
            <text:p>5hours</text:p>
          </table:table-cell>
          <table:table-cell office:value-type="string" calcext:value-type="string">
            <text:p>5hrs</text:p>
          </table:table-cell>
          <table:table-cell office:value-type="string" calcext:value-type="string">
            <text:p>7hrs</text:p>
          </table:table-cell>
          <table:table-cell table:number-columns-repeated="1013"/>
        </table:table-row>
        <table:table-row table:style-name="ro2">
          <table:table-cell table:style-name="ce8" office:value-type="string" calcext:value-type="string">
            <text:p>Meeting minutes</text:p>
          </table:table-cell>
          <table:table-cell table:number-columns-repeated="6"/>
          <table:table-cell office:value-type="string" calcext:value-type="string">
            <text:p>30 minutes</text:p>
          </table:table-cell>
          <table:table-cell office:value-type="string" calcext:value-type="string">
            <text:p>30minutes</text:p>
          </table:table-cell>
          <table:table-cell table:number-columns-repeated="2" office:value-type="string" calcext:value-type="string">
            <text:p>30 minutes</text:p>
          </table:table-cell>
          <table:table-cell table:number-columns-repeated="1013"/>
        </table:table-row>
        <table:table-row table:style-name="ro2">
          <table:table-cell table:style-name="ce8" office:value-type="string" calcext:value-type="string">
            <text:p>Populating database</text:p>
          </table:table-cell>
          <table:table-cell office:value-type="string" calcext:value-type="string">
            <text:p>1 hour- 2hours</text:p>
          </table:table-cell>
          <table:table-cell office:value-type="string" calcext:value-type="string">
            <text:p>1.5hrs</text:p>
          </table:table-cell>
          <table:table-cell table:number-columns-repeated="2"/>
          <table:table-cell office:value-type="string" calcext:value-type="string">
            <text:p>1hour</text:p>
          </table:table-cell>
          <table:table-cell office:value-type="string" calcext:value-type="string">
            <text:p>1.5 hrs</text:p>
          </table:table-cell>
          <table:table-cell table:number-columns-repeated="2"/>
          <table:table-cell table:number-columns-repeated="2" table:style-name="Default" office:value-type="string" calcext:value-type="string">
            <text:p>3hrs</text:p>
          </table:table-cell>
          <table:table-cell table:number-columns-repeated="1013"/>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17">
          <table:table-cell table:style-name="ce67" office:value-type="string" calcext:value-type="string">
            <text:p>Week 8 (sept 28<text:span text:style-name="T2">th</text:span> – october 5<text:span text:style-name="T2">th</text:span>)</text:p>
          </table:table-cell>
          <table:table-cell table:style-name="ce73" table:number-columns-repeated="8"/>
          <table:table-cell table:style-name="ce75"/>
          <table:table-cell table:style-name="ce73" table:number-columns-repeated="2"/>
          <table:table-cell table:style-name="ce75" table:number-columns-repeated="1012"/>
        </table:table-row>
        <table:table-row table:style-name="ro2">
          <table:table-cell table:style-name="ce8" office:value-type="string" calcext:value-type="string">
            <text:p>Basic app testing</text:p>
          </table:table-cell>
          <table:table-cell table:number-columns-repeated="4"/>
          <table:table-cell office:value-type="float" office:value="2" calcext:value-type="float">
            <text:p>2</text:p>
          </table:table-cell>
          <table:table-cell office:value-type="float" office:value="2.5" calcext:value-type="float">
            <text:p>2.5</text:p>
          </table:table-cell>
          <table:table-cell table:number-columns-repeated="2"/>
          <table:table-cell table:style-name="Default" office:value-type="float" office:value="2" calcext:value-type="float">
            <text:p>2</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Meeting minutes</text:p>
          </table:table-cell>
          <table:table-cell table:number-columns-repeated="2" office:value-type="float" office:value="0.5" calcext:value-type="float">
            <text:p>0.5</text:p>
          </table:table-cell>
          <table:table-cell table:number-columns-repeated="6"/>
          <table:table-cell table:style-name="Default" office:value-type="float" office:value="0.5" calcext:value-type="float">
            <text:p>0.5</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Design Document</text:p>
          </table:table-cell>
          <table:table-cell table:number-columns-repeated="4"/>
          <table:table-cell office:value-type="float" office:value="3" calcext:value-type="float">
            <text:p>3</text:p>
          </table:table-cell>
          <table:table-cell office:value-type="float" office:value="2.5" calcext:value-type="float">
            <text:p>2.5</text:p>
          </table:table-cell>
          <table:table-cell table:number-columns-repeated="2"/>
          <table:table-cell table:style-name="Default" office:value-type="float" office:value="3" calcext:value-type="float">
            <text:p>3</text:p>
          </table:table-cell>
          <table:table-cell office:value-type="float" office:value="2.5" calcext:value-type="float">
            <text:p>2.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4" calcext:value-type="float">
            <text:p>4</text:p>
          </table:table-cell>
          <table:table-cell table:number-columns-repeated="4"/>
          <table:table-cell table:style-name="Default" office:value-type="float" office:value="3" calcext:value-type="float">
            <text:p>3</text:p>
          </table:table-cell>
          <table:table-cell office:value-type="float" office:value="5.5" calcext:value-type="float">
            <text:p>5.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1.5" calcext:value-type="float">
            <text:p>1.5</text:p>
          </table:table-cell>
          <table:table-cell office:value-type="float" office:value="3" calcext:value-type="float">
            <text:p>3</text:p>
          </table:table-cell>
          <table:table-cell table:style-name="Default" office:value-type="float" office:value="1.5" calcext:value-type="float">
            <text:p>1.5</text:p>
          </table:table-cell>
          <table:table-cell office:value-type="float" office:value="3" calcext:value-type="float">
            <text:p>3</text:p>
          </table:table-cell>
          <table:table-cell table:style-name="ce2"/>
          <table:table-cell table:number-columns-repeated="1012"/>
        </table:table-row>
        <table:table-row table:style-name="ro2">
          <table:table-cell table:style-name="ce8" office:value-type="string" calcext:value-type="string">
            <text:p>status tracker</text:p>
          </table:table-cell>
          <table:table-cell office:value-type="float" office:value="1" calcext:value-type="float">
            <text:p>1</text:p>
          </table:table-cell>
          <table:table-cell office:value-type="float" office:value="1.5" calcext:value-type="float">
            <text:p>1.5</text:p>
          </table:table-cell>
          <table:table-cell table:number-columns-repeated="6"/>
          <table:table-cell table:style-name="Default" office:value-type="float" office:value="1" calcext:value-type="float">
            <text:p>1</text:p>
          </table:table-cell>
          <table:table-cell office:value-type="float" office:value="1.5" calcext:value-type="float">
            <text:p>1.5</text:p>
          </table:table-cell>
          <table:table-cell table:style-name="ce2"/>
          <table:table-cell table:number-columns-repeated="1012"/>
        </table:table-row>
        <table:table-row table:style-name="ro2">
          <table:table-cell table:style-name="ce8"/>
          <table:table-cell table:number-columns-repeated="8"/>
          <table:table-cell table:style-name="Default"/>
          <table:table-cell/>
          <table:table-cell table:style-name="ce2"/>
          <table:table-cell table:number-columns-repeated="1012"/>
        </table:table-row>
        <table:table-row table:style-name="ro18">
          <table:table-cell table:style-name="ce68" office:value-type="string" calcext:value-type="string">
            <text:p>Week 9 (5<text:span text:style-name="T2">th</text:span> october – 14<text:span text:style-name="T2">th</text:span> october)</text:p>
          </table:table-cell>
          <table:table-cell table:style-name="ce74" table:number-columns-repeated="8"/>
          <table:table-cell table:style-name="ce76"/>
          <table:table-cell table:style-name="ce74" table:number-columns-repeated="2"/>
          <table:table-cell table:style-name="ce76" table:number-columns-repeated="1012"/>
        </table:table-row>
        <table:table-row table:style-name="ro2">
          <table:table-cell table:style-name="ce8" office:value-type="string" calcext:value-type="string">
            <text:p>Frontend for Customer</text:p>
          </table:table-cell>
          <table:table-cell table:number-columns-repeated="4"/>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office:value-type="float" office:value="2.5" calcext:value-type="float">
            <text:p>2.5</text:p>
          </table:table-cell>
          <table:table-cell table:style-name="Default" office:value-type="float" office:value="3.5" calcext:value-type="float">
            <text:p>3.5</text:p>
          </table:table-cell>
          <table:table-cell office:value-type="float" office:value="5" calcext:value-type="float">
            <text:p>5</text:p>
          </table:table-cell>
          <table:table-cell table:style-name="ce2"/>
          <table:table-cell table:number-columns-repeated="1012"/>
        </table:table-row>
        <table:table-row table:style-name="ro2">
          <table:table-cell table:style-name="ce8" office:value-type="string" calcext:value-type="string">
            <text:p>Application tracking <text:s/>in the app</text:p>
          </table:table-cell>
          <table:table-cell office:value-type="float" office:value="4" calcext:value-type="float">
            <text:p>4</text:p>
          </table:table-cell>
          <table:table-cell office:value-type="float" office:value="6" calcext:value-type="float">
            <text:p>6</text:p>
          </table:table-cell>
          <table:table-cell table:number-columns-repeated="4"/>
          <table:table-cell office:value-type="float" office:value="0" calcext:value-type="float">
            <text:p>0</text:p>
          </table:table-cell>
          <table:table-cell/>
          <table:table-cell table:style-name="Default" office:value-type="float" office:value="4" calcext:value-type="float">
            <text:p>4</text:p>
          </table:table-cell>
          <table:table-cell office:value-type="float" office:value="6" calcext:value-type="float">
            <text:p>6</text:p>
          </table:table-cell>
          <table:table-cell table:style-name="ce2"/>
          <table:table-cell table:number-columns-repeated="1012"/>
        </table:table-row>
        <table:table-row table:style-name="ro2">
          <table:table-cell table:style-name="ce8" office:value-type="string" calcext:value-type="string">
            <text:p>Testing and reporting Bug</text:p>
          </table:table-cell>
          <table:table-cell table:number-columns-repeated="2"/>
          <table:table-cell office:value-type="float" office:value="3" calcext:value-type="float">
            <text:p>3</text:p>
          </table:table-cell>
          <table:table-cell office:value-type="float" office:value="4.5" calcext:value-type="float">
            <text:p>4.5</text:p>
          </table:table-cell>
          <table:table-cell table:number-columns-repeated="4"/>
          <table:table-cell table:style-name="Default" office:value-type="float" office:value="3" calcext:value-type="float">
            <text:p>3</text:p>
          </table:table-cell>
          <table:table-cell office:value-type="float" office:value="4.5" calcext:value-type="float">
            <text:p>4.5</text:p>
          </table:table-cell>
          <table:table-cell table:style-name="ce2"/>
          <table:table-cell table:number-columns-repeated="1012"/>
        </table:table-row>
        <table:table-row table:style-name="ro2">
          <table:table-cell table:style-name="ce8" office:value-type="string" calcext:value-type="string">
            <text:p>Implementing admin CRUDS</text:p>
          </table:table-cell>
          <table:table-cell table:number-columns-repeated="4"/>
          <table:table-cell office:value-type="float" office:value="1" calcext:value-type="float">
            <text:p>1</text:p>
          </table:table-cell>
          <table:table-cell office:value-type="float" office:value="0.5" calcext:value-type="float">
            <text:p>0.5</text:p>
          </table:table-cell>
          <table:table-cell table:number-columns-repeated="2"/>
          <table:table-cell table:style-name="Default" office:value-type="float" office:value="1" calcext:value-type="float">
            <text:p>1</text:p>
          </table:table-cell>
          <table:table-cell office:value-type="float" office:value="0.5" calcext:value-type="float">
            <text:p>0.5</text:p>
          </table:table-cell>
          <table:table-cell table:style-name="ce2"/>
          <table:table-cell table:number-columns-repeated="1012"/>
        </table:table-row>
        <table:table-row table:style-name="ro2">
          <table:table-cell table:style-name="ce8" office:value-type="string" calcext:value-type="string">
            <text:p>Bug Removal</text:p>
          </table:table-cell>
          <table:table-cell table:number-columns-repeated="6"/>
          <table:table-cell office:value-type="float" office:value="4" calcext:value-type="float">
            <text:p>4</text:p>
          </table:table-cell>
          <table:table-cell office:value-type="float" office:value="1.5" calcext:value-type="float">
            <text:p>1.5</text:p>
          </table:table-cell>
          <table:table-cell table:style-name="Default" office:value-type="float" office:value="4" calcext:value-type="float">
            <text:p>4</text:p>
          </table:table-cell>
          <table:table-cell office:value-type="float" office:value="1.5" calcext:value-type="float">
            <text:p>1.5</text:p>
          </table:table-cell>
          <table:table-cell table:style-name="ce2"/>
          <table:table-cell table:number-columns-repeated="1012"/>
        </table:table-row>
        <table:table-row table:style-name="ro2" table:number-rows-repeated="2">
          <table:table-cell table:style-name="ce8"/>
          <table:table-cell table:number-columns-repeated="8"/>
          <table:table-cell table:style-name="Default"/>
          <table:table-cell/>
          <table:table-cell table:style-name="ce2"/>
          <table:table-cell table:number-columns-repeated="1012"/>
        </table:table-row>
        <table:table-row table:style-name="ro2">
          <table:table-cell table:style-name="ce8" table:formula="of:=([.A5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6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7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8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9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0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1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2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3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0])"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1])"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2])"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3])"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4])"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5])"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6])"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7])"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8])"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table-cell table:style-name="ce8" table:formula="of:=([.A149])" office:value-type="float" office:value="0" calcext:value-type="float">
            <text:p>0</text:p>
          </table:table-cell>
          <table:table-cell table:number-columns-repeated="8"/>
          <table:table-cell table:style-name="Default"/>
          <table:table-cell/>
          <table:table-cell table:style-name="ce2"/>
          <table:table-cell table:number-columns-repeated="1012"/>
        </table:table-row>
        <table:table-row table:style-name="ro2" table:number-rows-repeated="28">
          <table:table-cell table:number-columns-repeated="9"/>
          <table:table-cell table:style-name="Default"/>
          <table:table-cell/>
          <table:table-cell table:style-name="ce2"/>
          <table:table-cell table:number-columns-repeated="1012"/>
        </table:table-row>
        <table:table-row table:style-name="ro2">
          <table:table-cell table:number-columns-repeated="11"/>
          <table:table-cell table:style-name="ce2"/>
          <table:table-cell table:number-columns-repeated="1012"/>
        </table:table-row>
        <table:table-row table:style-name="ro2" table:number-rows-repeated="10484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number number:decimal-places="0" number:min-integer-digits="1" number:grouping="true"/>
      <number:text> </number:text>
    </number:number-style>
    <number:number-style style:name="N128P2" style:volatile="true">
      <number:text> ₹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number:text>-</number: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number number:decimal-places="2" number:min-integer-digits="1" number:grouping="true"/>
      <number:text> </number:text>
    </number:number-style>
    <number:number-style style:name="N136P2" style:volatile="true">
      <number:text> ₹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loext:fill-character> </loext:fill-character>
      <number:number number:decimal-places="2" number:min-integer-digits="1" number:grouping="true"/>
      <number:text> </number:text>
    </number:number-style>
    <number:number-style style:name="N156P1" style:volatile="true">
      <number:text> ₨</number:text>
      <loext:fill-character> </loext:fill-character>
      <number:text>(</number:text>
      <number:number number:decimal-places="2" number:min-integer-digits="1" number:grouping="true"/>
      <number:text>)</number:text>
    </number:number-style>
    <number:number-style style:name="N156P2" style:volatile="true">
      <number:text> ₨</number: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number:text> ₨ </number:text>
      <loext:fill-character> </loext:fill-character>
      <number:number number:decimal-places="0" number:min-integer-digits="1" number:grouping="true"/>
      <number:text> </number:text>
    </number:number-style>
    <number:number-style style:name="N168P1" style:volatile="true">
      <number:text>-₨ </number:text>
      <loext:fill-character> </loext:fill-character>
      <number:number number:decimal-places="0" number:min-integer-digits="1" number:grouping="true"/>
      <number:text> </number:text>
    </number:number-style>
    <number:number-style style:name="N168P2" style:volatile="true">
      <number:text> ₨ </number: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number number:decimal-places="2" number:min-integer-digits="1" number:grouping="true"/>
      <number:text> </number:text>
    </number:number-style>
    <number:number-style style:name="N172P2" style:volatile="true">
      <number:text> ₨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number:text> $</number:text>
      <loext:fill-character> </loext:fill-character>
      <number:number number:decimal-places="0" number:min-integer-digits="1" number:grouping="true"/>
      <number:text> </number:text>
    </number:number-style>
    <number:number-style style:name="N182P1" style:volatile="true">
      <number:text> $</number:text>
      <loext:fill-character> </loext:fill-character>
      <number:text>(</number:text>
      <number:number number:decimal-places="0" number:min-integer-digits="1" number:grouping="true"/>
      <number:text>)</number:text>
    </number:number-style>
    <number:number-style style:name="N182P2" style:volatile="true">
      <number:text> $</number: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number:text>
      <loext:fill-character> </loext:fill-character>
      <number:number number:decimal-places="2" number:min-integer-digits="1" number:grouping="true"/>
      <number:text> </number:text>
    </number:number-style>
    <number:number-style style:name="N186P1" style:volatile="true">
      <number:text> $</number:text>
      <loext:fill-character> </loext:fill-character>
      <number:text>(</number:text>
      <number:number number:decimal-places="2" number:min-integer-digits="1" number:grouping="true"/>
      <number:text>)</number:text>
    </number:number-style>
    <number:number-style style:name="N186P2" style:volatile="true">
      <number:text> $</number: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071cm" style:rotation-align="none"/>
      <style:text-properties style:font-name="Arial" fo:font-family="Arial"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9">00/00/0000</text:date>, <text:time style:data-style-name="N2" text:time-value="11:41:49.809804308">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4-11-19">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4-11-19T12:14:14.466923336</dc:date>
    <meta:print-date>2003-11-22T00:06:36</meta:print-date>
    <meta:generator>LibreOffice/4.2.7.2$Linux_X86_64 LibreOffice_project/420m0$Build-2</meta:generator>
    <meta:editing-duration>PT47M45S</meta:editing-duration>
    <meta:editing-cycles>9</meta:editing-cycles>
    <meta:document-statistic meta:table-count="3" meta:cell-count="1086" meta:object-count="0"/>
  </office:meta>
</office:document-meta>
</file>